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13C000001104F5FE3B1.png"/>
  <manifest:file-entry manifest:media-type="image/png" manifest:full-path="Pictures/100002010000013D000001100C4081BF.png"/>
  <manifest:file-entry manifest:media-type="image/png" manifest:full-path="Pictures/100000000000021B0000018E7B45F339.png"/>
  <manifest:file-entry manifest:media-type="image/png" manifest:full-path="Pictures/1000020100000192000000BAB3EC22B9.png"/>
  <manifest:file-entry manifest:media-type="image/png" manifest:full-path="Pictures/100000000000026A000000D480DEC382.png"/>
  <manifest:file-entry manifest:media-type="image/png" manifest:full-path="Pictures/10000000000002660000010E28192F15.png"/>
  <manifest:file-entry manifest:media-type="image/png" manifest:full-path="Pictures/100000000000015000000094DEB37928.png"/>
  <manifest:file-entry manifest:media-type="image/png" manifest:full-path="Pictures/1000000000000269000000D392D4FAD5.png"/>
  <manifest:file-entry manifest:media-type="image/png" manifest:full-path="Pictures/100000000000026600000198D64E03F7.png"/>
  <manifest:file-entry manifest:media-type="image/png" manifest:full-path="Pictures/100000000000026A00000187B4F41D91.png"/>
  <manifest:file-entry manifest:media-type="image/png" manifest:full-path="Pictures/10000000000002110000018D5BBA93D2.png"/>
  <manifest:file-entry manifest:media-type="image/png" manifest:full-path="Pictures/10000000000002BE000000EA2BF7F6AD.png"/>
  <manifest:file-entry manifest:media-type="image/png" manifest:full-path="Pictures/10000000000000B60000011284DB9AA4.png"/>
  <manifest:file-entry manifest:media-type="image/png" manifest:full-path="Pictures/1000000000000265000000F2368209D0.png"/>
  <manifest:file-entry manifest:media-type="image/png" manifest:full-path="Pictures/10000000000001B900000105A9A38109.png"/>
  <manifest:file-entry manifest:media-type="image/png" manifest:full-path="Pictures/10000000000000B8000001369741FBF3.png"/>
  <manifest:file-entry manifest:media-type="image/png" manifest:full-path="Pictures/100000000000016200000148BBFE6565.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77" style:family="table">
      <style:table-properties style:width="6.6931in" fo:margin-left="0in" fo:margin-right="0in" fo:margin-top="0.0833in" fo:margin-bottom="0.0833in" table:align="margins" style:may-break-between-rows="false"/>
    </style:style>
    <style:style style:name="Table177.A" style:family="table-column">
      <style:table-column-properties style:column-width="0.9292in" style:rel-column-width="9098*"/>
    </style:style>
    <style:style style:name="Table177.B" style:family="table-column">
      <style:table-column-properties style:column-width="5.7639in" style:rel-column-width="56437*"/>
    </style:style>
    <style:style style:name="Table17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79" style:family="table">
      <style:table-properties style:width="6.6931in" fo:margin-left="0in" fo:margin-right="0in" fo:margin-top="0.0826in" fo:margin-bottom="0.2007in" table:align="margins" style:may-break-between-rows="false"/>
    </style:style>
    <style:style style:name="Table179.A" style:family="table-column">
      <style:table-column-properties style:column-width="0.9292in" style:rel-column-width="9098*"/>
    </style:style>
    <style:style style:name="Table179.B" style:family="table-column">
      <style:table-column-properties style:column-width="5.7639in" style:rel-column-width="56437*"/>
    </style:style>
    <style:style style:name="Table17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0" style:family="table">
      <style:table-properties style:width="6.6931in" fo:margin-left="0in" fo:margin-right="0in" fo:margin-top="0.0833in" fo:margin-bottom="0.0833in" table:align="margins" style:may-break-between-rows="false"/>
    </style:style>
    <style:style style:name="Table180.A" style:family="table-column">
      <style:table-column-properties style:column-width="0.9292in" style:rel-column-width="9098*"/>
    </style:style>
    <style:style style:name="Table180.B" style:family="table-column">
      <style:table-column-properties style:column-width="5.7639in" style:rel-column-width="56437*"/>
    </style:style>
    <style:style style:name="Table18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1" style:family="table">
      <style:table-properties style:width="6.6931in" fo:margin-left="0in" fo:margin-right="0in" fo:margin-top="0.0833in" fo:margin-bottom="0.0833in" table:align="margins" style:may-break-between-rows="false"/>
    </style:style>
    <style:style style:name="Table181.A" style:family="table-column">
      <style:table-column-properties style:column-width="0.9292in" style:rel-column-width="9098*"/>
    </style:style>
    <style:style style:name="Table181.B" style:family="table-column">
      <style:table-column-properties style:column-width="5.7639in" style:rel-column-width="56437*"/>
    </style:style>
    <style:style style:name="Table18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2" style:family="table">
      <style:table-properties style:width="6.6931in" fo:margin-left="0in" fo:margin-right="0in" fo:margin-top="0.0833in" fo:margin-bottom="0.0833in" table:align="margins" style:may-break-between-rows="false"/>
    </style:style>
    <style:style style:name="Table182.A" style:family="table-column">
      <style:table-column-properties style:column-width="0.9292in" style:rel-column-width="9098*"/>
    </style:style>
    <style:style style:name="Table182.B" style:family="table-column">
      <style:table-column-properties style:column-width="5.7639in" style:rel-column-width="56437*"/>
    </style:style>
    <style:style style:name="Table18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3" style:family="table">
      <style:table-properties style:width="6.1986in" fo:margin-left="0.0083in" fo:margin-right="0.4861in" fo:margin-top="0.0396in" fo:margin-bottom="0.1576in" table:align="margins" fo:keep-with-next="auto"/>
    </style:style>
    <style:style style:name="Table183.A" style:family="table-column">
      <style:table-column-properties style:column-width="1.3826in" style:rel-column-width="14620*"/>
    </style:style>
    <style:style style:name="Table183.B" style:family="table-column">
      <style:table-column-properties style:column-width="1.7167in" style:rel-column-width="18147*"/>
    </style:style>
    <style:style style:name="Table183.C" style:family="table-column">
      <style:table-column-properties style:column-width="1.4174in" style:rel-column-width="14985*"/>
    </style:style>
    <style:style style:name="Table183.D" style:family="table-column">
      <style:table-column-properties style:column-width="1.6819in" style:rel-column-width="17783*"/>
    </style:style>
    <style:style style:name="Table183.A1" style:family="table-cell">
      <style:table-cell-properties fo:background-color="#e6e6e6" fo:padding="0.0382in" fo:border-left="none" fo:border-right="none" fo:border-top="0.0007in solid #000000" fo:border-bottom="0.0007in solid #000000">
        <style:background-image/>
      </style:table-cell-properties>
    </style:style>
    <style:style style:name="Table183.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3.B2" style:family="table-cell">
      <style:table-cell-properties fo:background-color="transparent" fo:padding="0.0382in" fo:border-left="none" fo:border-right="none" fo:border-top="none" fo:border-bottom="0.0007in solid #000000">
        <style:background-image/>
      </style:table-cell-properties>
    </style:style>
    <style:style style:name="Table183.A3" style:family="table-cell">
      <style:table-cell-properties style:vertical-align="top" fo:background-color="#ffffff" fo:padding="0.0382in" fo:border-left="none" fo:border-right="none" fo:border-top="none" fo:border-bottom="0.0007in solid #000000">
        <style:background-image/>
      </style:table-cell-properties>
    </style:style>
    <style:style style:name="Table183.B3" style:family="table-cell">
      <style:table-cell-properties fo:background-color="#ffffff" fo:padding="0.0382in" fo:border-left="none" fo:border-right="none" fo:border-top="none" fo:border-bottom="0.0007in solid #000000">
        <style:background-image/>
      </style:table-cell-properties>
    </style:style>
    <style:style style:name="Table184" style:family="table">
      <style:table-properties style:width="3.4125in" fo:margin-left="1.2778in" fo:margin-right="2.0028in" fo:margin-top="0.1181in" fo:margin-bottom="0.1965in" table:align="margins" fo:keep-with-next="auto"/>
    </style:style>
    <style:style style:name="Table184.A" style:family="table-column">
      <style:table-column-properties style:column-width="1.6813in" style:rel-column-width="32285*"/>
    </style:style>
    <style:style style:name="Table184.B" style:family="table-column">
      <style:table-column-properties style:column-width="1.7313in" style:rel-column-width="33250*"/>
    </style:style>
    <style:style style:name="Table184.A1" style:family="table-cell">
      <style:table-cell-properties fo:background-color="#e6e6e6" fo:padding="0.0382in" fo:border-left="none" fo:border-right="none" fo:border-top="0.0007in solid #000000" fo:border-bottom="0.0007in solid #000000">
        <style:background-image/>
      </style:table-cell-properties>
    </style:style>
    <style:style style:name="Table184.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4.B2" style:family="table-cell">
      <style:table-cell-properties fo:background-color="transparent" fo:padding="0.0382in" fo:border-left="none" fo:border-right="none" fo:border-top="none" fo:border-bottom="0.0007in solid #000000">
        <style:background-image/>
      </style:table-cell-properties>
    </style:style>
    <style:style style:name="Table184.A3" style:family="table-cell">
      <style:table-cell-properties style:vertical-align="top" fo:background-color="#ffffff" fo:padding="0.0382in" fo:border-left="none" fo:border-right="none" fo:border-top="none" fo:border-bottom="0.0007in solid #000000">
        <style:background-image/>
      </style:table-cell-properties>
    </style:style>
    <style:style style:name="Table184.B3" style:family="table-cell">
      <style:table-cell-properties fo:background-color="#ffffff" fo:padding="0.0382in" fo:border-left="none" fo:border-right="none" fo:border-top="none" fo:border-bottom="0.0007in solid #000000">
        <style:background-image/>
      </style:table-cell-properties>
    </style:style>
    <style:style style:name="Table186" style:family="table">
      <style:table-properties style:width="6.2111in" fo:margin-left="0.4743in" fo:margin-right="0.0076in" table:align="margins" style:may-break-between-rows="false"/>
    </style:style>
    <style:style style:name="Table186.A" style:family="table-column">
      <style:table-column-properties style:column-width="3.0826in" style:rel-column-width="32525*"/>
    </style:style>
    <style:style style:name="Table186.B" style:family="table-column">
      <style:table-column-properties style:column-width="3.1285in" style:rel-column-width="33010*"/>
    </style:style>
    <style:style style:name="Table187" style:family="table">
      <style:table-properties style:width="4.6306in" fo:margin-left="0.2708in" fo:margin-right="1.7917in" fo:margin-top="0.1181in" fo:margin-bottom="0in" table:align="margins" fo:keep-with-next="auto" style:may-break-between-rows="false"/>
    </style:style>
    <style:style style:name="Table187.A" style:family="table-column">
      <style:table-column-properties style:column-width="2.284in" style:rel-column-width="32326*"/>
    </style:style>
    <style:style style:name="Table187.B" style:family="table-column">
      <style:table-column-properties style:column-width="2.3465in" style:rel-column-width="33209*"/>
    </style:style>
    <style:style style:name="Table187.A1" style:family="table-cell">
      <style:table-cell-properties fo:background-color="#e6e6e6" fo:padding="0.0382in" fo:border-left="none" fo:border-right="none" fo:border-top="0.0007in solid #000000" fo:border-bottom="0.0007in solid #000000">
        <style:background-image/>
      </style:table-cell-properties>
    </style:style>
    <style:style style:name="Table187.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7.B2" style:family="table-cell">
      <style:table-cell-properties fo:background-color="transparent" fo:padding="0.0382in" fo:border-left="none" fo:border-right="none" fo:border-top="none" fo:border-bottom="0.0007in solid #000000">
        <style:background-image/>
      </style:table-cell-properties>
    </style:style>
    <style:style style:name="Table187.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87.B3" style:family="table-cell">
      <style:table-cell-properties fo:background-color="#ffffff" fo:padding="0.0382in" fo:border-left="none" fo:border-right="none" fo:border-top="none" fo:border-bottom="0.0007in solid #000000">
        <style:background-image/>
      </style:table-cell-properties>
    </style:style>
    <style:style style:name="Table188" style:family="table">
      <style:table-properties style:width="4.6236in" fo:margin-left="0.2708in" fo:margin-right="1.7986in" fo:margin-top="0.1181in" fo:margin-bottom="0.1965in" table:align="margins" fo:keep-with-next="always"/>
    </style:style>
    <style:style style:name="Table188.A" style:family="table-column">
      <style:table-column-properties style:column-width="2.284in" style:rel-column-width="32377*"/>
    </style:style>
    <style:style style:name="Table188.B" style:family="table-column">
      <style:table-column-properties style:column-width="2.3396in" style:rel-column-width="33158*"/>
    </style:style>
    <style:style style:name="Table188.A1" style:family="table-cell">
      <style:table-cell-properties fo:background-color="#e6e6e6" fo:padding="0.0382in" fo:border-left="none" fo:border-right="none" fo:border-top="0.0007in solid #000000" fo:border-bottom="0.0007in solid #000000">
        <style:background-image/>
      </style:table-cell-properties>
    </style:style>
    <style:style style:name="Table188.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8.B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8.A3" style:family="table-cell">
      <style:table-cell-properties fo:background-color="#ffffff" fo:padding="0.0382in" fo:border-left="none" fo:border-right="none" fo:border-top="none" fo:border-bottom="0.0007in solid #000000">
        <style:background-image/>
      </style:table-cell-properties>
    </style:style>
    <style:style style:name="Table189" style:family="table">
      <style:table-properties style:width="6.0681in" fo:margin-left="0.2708in" fo:margin-right="0.3542in" fo:margin-top="0.1181in" fo:margin-bottom="0.1576in" table:align="margins" fo:keep-with-next="auto"/>
    </style:style>
    <style:style style:name="Table189.A" style:family="table-column">
      <style:table-column-properties style:column-width="2.9069in" style:rel-column-width="31396*"/>
    </style:style>
    <style:style style:name="Table189.B" style:family="table-column">
      <style:table-column-properties style:column-width="3.1611in" style:rel-column-width="34139*"/>
    </style:style>
    <style:style style:name="Table189.A1" style:family="table-cell">
      <style:table-cell-properties fo:background-color="#e6e6e6" fo:padding="0.0382in" fo:border-left="none" fo:border-right="none" fo:border-top="0.0007in solid #000000" fo:border-bottom="0.0007in solid #000000">
        <style:background-image/>
      </style:table-cell-properties>
    </style:style>
    <style:style style:name="Table189.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9.B2" style:family="table-cell">
      <style:table-cell-properties fo:background-color="transparent" fo:padding="0.0382in" fo:border-left="none" fo:border-right="none" fo:border-top="none" fo:border-bottom="0.0007in solid #000000">
        <style:background-image/>
      </style:table-cell-properties>
    </style:style>
    <style:style style:name="Table189.A3" style:family="table-cell">
      <style:table-cell-properties fo:background-color="#ffffff" fo:padding="0.0382in" fo:border-left="none" fo:border-right="none" fo:border-top="none" fo:border-bottom="0.0007in solid #000000">
        <style:background-image/>
      </style:table-cell-properties>
    </style:style>
    <style:style style:name="Table189.B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0" style:family="table">
      <style:table-properties style:width="6.6931in" fo:margin-left="0in" fo:margin-right="0in" fo:margin-top="0.1021in" fo:margin-bottom="0.0826in" table:align="margins" style:may-break-between-rows="false"/>
    </style:style>
    <style:style style:name="Table190.A" style:family="table-column">
      <style:table-column-properties style:column-width="0.9292in" style:rel-column-width="9098*"/>
    </style:style>
    <style:style style:name="Table190.B" style:family="table-column">
      <style:table-column-properties style:column-width="5.7639in" style:rel-column-width="56437*"/>
    </style:style>
    <style:style style:name="Table1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1" style:family="table">
      <style:table-properties style:width="5.7438in" fo:margin-left="0.2708in" fo:margin-right="0.6785in" fo:margin-top="0in" fo:margin-bottom="0.1181in" table:align="margins" fo:keep-with-next="always"/>
    </style:style>
    <style:style style:name="Table191.A" style:family="table-column">
      <style:table-column-properties style:column-width="4.2167in" style:rel-column-width="48115*"/>
    </style:style>
    <style:style style:name="Table191.B" style:family="table-column">
      <style:table-column-properties style:column-width="1.5271in" style:rel-column-width="17420*"/>
    </style:style>
    <style:style style:name="Table191.A1" style:family="table-cell">
      <style:table-cell-properties fo:background-color="#e6e6e6" fo:padding="0.0382in" fo:border-left="none" fo:border-right="none" fo:border-top="0.0007in solid #000000" fo:border-bottom="0.0007in solid #000000">
        <style:background-image/>
      </style:table-cell-properties>
    </style:style>
    <style:style style:name="Table191.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1.B2" style:family="table-cell">
      <style:table-cell-properties fo:background-color="#ffffff" fo:padding="0.0382in" fo:border-left="none" fo:border-right="none" fo:border-top="none" fo:border-bottom="0.0007in solid #000000">
        <style:background-image/>
      </style:table-cell-properties>
    </style:style>
    <style:style style:name="Table192" style:family="table">
      <style:table-properties style:width="6.6931in" fo:margin-left="0in" fo:margin-right="0in" fo:margin-top="0.0826in" fo:margin-bottom="0.1222in" table:align="margins" style:may-break-between-rows="false"/>
    </style:style>
    <style:style style:name="Table192.A" style:family="table-column">
      <style:table-column-properties style:column-width="0.9292in" style:rel-column-width="9098*"/>
    </style:style>
    <style:style style:name="Table192.B" style:family="table-column">
      <style:table-column-properties style:column-width="5.7639in" style:rel-column-width="56437*"/>
    </style:style>
    <style:style style:name="Table19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3" style:family="table">
      <style:table-properties style:width="5.7438in" fo:margin-left="0.2708in" fo:margin-right="0.6785in" fo:margin-top="0in" fo:margin-bottom="0.1576in" table:align="margins" fo:keep-with-next="auto" style:may-break-between-rows="false"/>
    </style:style>
    <style:style style:name="Table193.A" style:family="table-column">
      <style:table-column-properties style:column-width="4.2167in" style:rel-column-width="48115*"/>
    </style:style>
    <style:style style:name="Table193.B" style:family="table-column">
      <style:table-column-properties style:column-width="1.5271in" style:rel-column-width="17420*"/>
    </style:style>
    <style:style style:name="Table193.A1" style:family="table-cell">
      <style:table-cell-properties fo:background-color="#e6e6e6" fo:padding="0.0382in" fo:border-left="none" fo:border-right="none" fo:border-top="0.0007in solid #000000" fo:border-bottom="0.0007in solid #000000">
        <style:background-image/>
      </style:table-cell-properties>
    </style:style>
    <style:style style:name="Table193.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3.B2" style:family="table-cell">
      <style:table-cell-properties fo:background-color="#ffffff" fo:padding="0.0382in" fo:border-left="none" fo:border-right="none" fo:border-top="none" fo:border-bottom="0.0007in solid #000000">
        <style:background-image/>
      </style:table-cell-properties>
    </style:style>
    <style:style style:name="Table194" style:family="table">
      <style:table-properties style:width="5.7333in" fo:margin-left="0.2708in" fo:margin-right="0.6889in" fo:margin-top="0in" fo:margin-bottom="0.1181in" table:align="margins" fo:keep-with-next="always"/>
    </style:style>
    <style:style style:name="Table194.A" style:family="table-column">
      <style:table-column-properties style:column-width="4.2063in" style:rel-column-width="48080*"/>
    </style:style>
    <style:style style:name="Table194.B" style:family="table-column">
      <style:table-column-properties style:column-width="1.5271in" style:rel-column-width="17455*"/>
    </style:style>
    <style:style style:name="Table194.A1" style:family="table-cell">
      <style:table-cell-properties fo:background-color="#e6e6e6" fo:padding="0.0382in" fo:border-left="none" fo:border-right="none" fo:border-top="0.0007in solid #000000" fo:border-bottom="0.0007in solid #000000">
        <style:background-image/>
      </style:table-cell-properties>
    </style:style>
    <style:style style:name="Table194.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4.B2" style:family="table-cell">
      <style:table-cell-properties fo:background-color="#ffffff" fo:padding="0.0382in" fo:border-left="none" fo:border-right="none" fo:border-top="none" fo:border-bottom="0.0007in solid #000000">
        <style:background-image/>
      </style:table-cell-properties>
    </style:style>
    <style:style style:name="Table196" style:family="table">
      <style:table-properties style:width="6.6931in" fo:margin-left="0in" fo:margin-right="0in" fo:margin-top="0.1222in" fo:margin-bottom="0.0826in" table:align="margins" style:may-break-between-rows="false"/>
    </style:style>
    <style:style style:name="Table196.A" style:family="table-column">
      <style:table-column-properties style:column-width="0.9292in" style:rel-column-width="9098*"/>
    </style:style>
    <style:style style:name="Table196.B" style:family="table-column">
      <style:table-column-properties style:column-width="5.7639in" style:rel-column-width="56437*"/>
    </style:style>
    <style:style style:name="Table196.A1" style:family="table-cell">
      <style:table-cell-properties style:vertical-align="" fo:background-color="transparent" fo:padding="0.059in" fo:border-left="none" fo:border-right="none" fo:border-top="0.0139in solid #0084d1" fo:border-bottom="0.0139in solid #0084d1">
        <style:background-image/>
      </style:table-cell-properties>
    </style:style>
    <style:style style:name="Table196.B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7" style:family="table">
      <style:table-properties style:width="6.6931in" fo:margin-left="0in" fo:margin-right="0in" fo:margin-top="0.1222in" fo:margin-bottom="0.1611in" table:align="margins" style:may-break-between-rows="false"/>
    </style:style>
    <style:style style:name="Table197.A" style:family="table-column">
      <style:table-column-properties style:column-width="0.9292in" style:rel-column-width="9098*"/>
    </style:style>
    <style:style style:name="Table197.B" style:family="table-column">
      <style:table-column-properties style:column-width="5.7639in" style:rel-column-width="56437*"/>
    </style:style>
    <style:style style:name="Table19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8" style:family="table">
      <style:table-properties style:width="5.8431in" fo:margin-left="0.2708in" fo:margin-right="0.5792in" fo:margin-top="0.1181in" fo:margin-bottom="0.1965in" table:align="margins" fo:keep-with-next="always"/>
    </style:style>
    <style:style style:name="Table198.A" style:family="table-column">
      <style:table-column-properties style:column-width="4.2125in" style:rel-column-width="47246*"/>
    </style:style>
    <style:style style:name="Table198.B" style:family="table-column">
      <style:table-column-properties style:column-width="1.6306in" style:rel-column-width="18289*"/>
    </style:style>
    <style:style style:name="Table198.A1" style:family="table-cell">
      <style:table-cell-properties fo:background-color="#e6e6e6" fo:padding="0.0382in" fo:border-left="none" fo:border-right="none" fo:border-top="0.0007in solid #000000" fo:border-bottom="0.0007in solid #000000">
        <style:background-image/>
      </style:table-cell-properties>
    </style:style>
    <style:style style:name="Table198.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98.B2" style:family="table-cell">
      <style:table-cell-properties fo:background-color="transparent" fo:padding="0.0382in" fo:border-left="none" fo:border-right="none" fo:border-top="none" fo:border-bottom="0.0007in solid #000000">
        <style:background-image/>
      </style:table-cell-properties>
    </style:style>
    <style:style style:name="Table198.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8.B3" style:family="table-cell">
      <style:table-cell-properties fo:background-color="#ffffff" fo:padding="0.0382in" fo:border-left="none" fo:border-right="none" fo:border-top="none" fo:border-bottom="0.0007in solid #000000">
        <style:background-image/>
      </style:table-cell-properties>
    </style:style>
    <style:style style:name="Table199" style:family="table">
      <style:table-properties style:width="5.8313in" fo:margin-left="0.2708in" fo:margin-right="0.591in" fo:margin-top="0in" fo:margin-bottom="0.1181in" table:align="margins" fo:keep-with-next="always"/>
    </style:style>
    <style:style style:name="Table199.A" style:family="table-column">
      <style:table-column-properties style:column-width="4.2104in" style:rel-column-width="47318*"/>
    </style:style>
    <style:style style:name="Table199.B" style:family="table-column">
      <style:table-column-properties style:column-width="1.6208in" style:rel-column-width="18217*"/>
    </style:style>
    <style:style style:name="Table199.A1" style:family="table-cell">
      <style:table-cell-properties fo:background-color="#e6e6e6" fo:padding="0.0382in" fo:border-left="none" fo:border-right="none" fo:border-top="0.0007in solid #000000" fo:border-bottom="0.0007in solid #000000">
        <style:background-image/>
      </style:table-cell-properties>
    </style:style>
    <style:style style:name="Table199.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200" style:family="table">
      <style:table-properties style:width="6.6931in" fo:margin-top="0in" fo:margin-bottom="0.0785in" table:align="margins"/>
    </style:style>
    <style:style style:name="Table200.A" style:family="table-column">
      <style:table-column-properties style:column-width="5.9493in" style:rel-column-width="58251*"/>
    </style:style>
    <style:style style:name="Table200.B" style:family="table-column">
      <style:table-column-properties style:column-width="0.7438in" style:rel-column-width="7284*"/>
    </style:style>
    <style:style style:name="Table200.B1" style:family="table-cell">
      <style:table-cell-properties style:vertical-align="middle"/>
    </style:style>
    <style:style style:name="Table201" style:family="table">
      <style:table-properties style:width="6.6931in" fo:margin-top="0in" fo:margin-bottom="0.0396in" table:align="margins"/>
    </style:style>
    <style:style style:name="Table201.A" style:family="table-column">
      <style:table-column-properties style:column-width="5.9493in" style:rel-column-width="58251*"/>
    </style:style>
    <style:style style:name="Table201.B" style:family="table-column">
      <style:table-column-properties style:column-width="0.7438in" style:rel-column-width="7284*"/>
    </style:style>
    <style:style style:name="Table201.B1" style:family="table-cell">
      <style:table-cell-properties style:vertical-align="middle"/>
    </style:style>
    <style:style style:name="Table202" style:family="table">
      <style:table-properties style:width="6.6931in" fo:margin-left="0in" fo:margin-right="0in" fo:margin-top="0.0826in" fo:margin-bottom="0.1576in" table:align="margins" style:may-break-between-rows="false"/>
    </style:style>
    <style:style style:name="Table202.A" style:family="table-column">
      <style:table-column-properties style:column-width="0.9292in" style:rel-column-width="9098*"/>
    </style:style>
    <style:style style:name="Table202.B" style:family="table-column">
      <style:table-column-properties style:column-width="5.7639in" style:rel-column-width="56437*"/>
    </style:style>
    <style:style style:name="Table20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Table_20_Contents">
      <style:paragraph-properties fo:text-align="center" style:justify-single-word="false"/>
    </style:style>
    <style:style style:name="P2" style:family="paragraph" style:parent-style-name="Table_20_Contents">
      <style:text-properties fo:font-size="14pt"/>
    </style:style>
    <style:style style:name="P3" style:family="paragraph" style:parent-style-name="Table_20_Contents">
      <style:paragraph-properties fo:text-align="end" style:justify-single-word="false"/>
    </style:style>
    <style:style style:name="P4" style:family="paragraph" style:parent-style-name="OOoTextBody">
      <style:paragraph-properties loext:contextual-spacing="false"/>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fo:keep-together="always" style:page-number="auto" fo:keep-with-next="always"/>
    </style:style>
    <style:style style:name="P7" style:family="paragraph" style:parent-style-name="OOoTextBody_5f_ListIntro" style:master-page-name="">
      <style:paragraph-properties style:page-number="auto"/>
    </style:style>
    <style:style style:name="P8" style:family="paragraph" style:parent-style-name="OOoTextBody" style:master-page-name="">
      <style:paragraph-properties style:page-number="auto" fo:break-before="auto" fo:break-after="auto"/>
    </style:style>
    <style:style style:name="P9" style:family="paragraph" style:parent-style-name="OOoTextBody" style:master-page-name="">
      <style:paragraph-properties style:page-number="auto" fo:keep-with-next="auto"/>
    </style:style>
    <style:style style:name="P10" style:family="paragraph" style:parent-style-name="OOoTextBody_5f_ListIntro">
      <style:paragraph-properties loext:contextual-spacing="false" fo:margin-top="0.1181in" fo:margin-bottom="0.0429in"/>
    </style:style>
    <style:style style:name="P11" style:family="paragraph" style:parent-style-name="OOoFigure">
      <style:paragraph-properties fo:text-align="center" style:justify-single-word="false"/>
    </style:style>
    <style:style style:name="P12" style:family="paragraph" style:parent-style-name="OOoFigureCaption">
      <style:paragraph-properties fo:text-align="start" style:justify-single-word="false"/>
    </style:style>
    <style:style style:name="P13" style:family="paragraph" style:parent-style-name="OOoFigureCaption">
      <style:paragraph-properties fo:text-align="center" style:justify-single-word="false"/>
    </style:style>
    <style:style style:name="P14"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ableText">
      <style:paragraph-properties fo:text-align="start" style:justify-single-word="false"/>
      <style:text-properties fo:color="#000000" style:text-outline="false" style:text-line-through-style="none" style:font-name="DejaVu Serif"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17" style:family="paragraph" style:parent-style-name="OOoTextBody" style:master-page-name="">
      <style:paragraph-properties loext:contextual-spacing="false" fo:margin-top="0in" fo:margin-bottom="0in" style:page-number="auto"/>
    </style:style>
    <style:style style:name="P18" style:family="paragraph" style:parent-style-name="OOoTextBody">
      <style:paragraph-properties loext:contextual-spacing="false" fo:margin-top="0.1181in" fo:margin-bottom="0.1181in"/>
    </style:style>
    <style:style style:name="P19" style:family="paragraph" style:parent-style-name="OOoTextBody">
      <style:paragraph-properties loext:contextual-spacing="false" fo:margin-top="0in" fo:margin-bottom="0.1181in"/>
    </style:style>
    <style:style style:name="P20" style:family="paragraph" style:parent-style-name="OOoTextBody">
      <style:paragraph-properties loext:contextual-spacing="false" fo:margin-top="0.1181in" fo:margin-bottom="0.122in"/>
    </style:style>
    <style:style style:name="P21" style:family="paragraph" style:parent-style-name="OOoTextBody" style:master-page-name="">
      <style:paragraph-properties loext:contextual-spacing="false" fo:margin-top="0.1181in" fo:margin-bottom="0.122in" style:page-number="auto" fo:keep-with-next="always"/>
    </style:style>
    <style:style style:name="P22" style:family="paragraph" style:parent-style-name="OOoFigure" style:master-page-name="">
      <style:paragraph-properties fo:margin-top="0.0429in" fo:margin-bottom="0.0429in" style:page-number="auto"/>
    </style:style>
    <style:style style:name="P23" style:family="paragraph" style:parent-style-name="OOoNum_20_123_20_Cont." style:list-style-name="OOoNum_20_123"/>
    <style:style style:name="P24" style:family="paragraph" style:parent-style-name="OOoNum_20_123_20_Start" style:master-page-name="">
      <style:paragraph-properties style:page-number="auto" fo:keep-with-next="always"/>
    </style:style>
    <style:style style:name="P25" style:family="paragraph" style:parent-style-name="OOoHeading_20_2" style:master-page-name="">
      <style:paragraph-properties loext:contextual-spacing="false" fo:margin-top="0.2319in" fo:margin-bottom="0.0827in" style:page-number="auto"/>
    </style:style>
    <style:style style:name="P26" style:family="paragraph" style:parent-style-name="OOoHeading_20_2">
      <style:paragraph-properties loext:contextual-spacing="false" fo:margin-top="0.2319in" fo:margin-bottom="0.0827in"/>
    </style:style>
    <style:style style:name="P27" style:family="paragraph" style:parent-style-name="OOoHeading_20_2">
      <style:paragraph-properties loext:contextual-spacing="false" fo:margin-top="0.2717in" fo:margin-bottom="0.0827in"/>
    </style:style>
    <style:style style:name="P28" style:family="paragraph" style:parent-style-name="OOoHeading_20_2" style:master-page-name="">
      <style:paragraph-properties style:page-number="auto" fo:keep-with-next="always"/>
    </style:style>
    <style:style style:name="P29" style:family="paragraph" style:parent-style-name="OOoNum_20_123_20_End" style:list-style-name="OOoNum_20_123"/>
    <style:style style:name="P30" style:family="paragraph" style:parent-style-name="OOoHeading_20_0" style:master-page-name="OOoPageStyle">
      <style:paragraph-properties style:page-number="auto"/>
    </style:style>
    <style:style style:name="P31" style:family="paragraph" style:parent-style-name="OOoHeading_20_1">
      <style:paragraph-properties loext:contextual-spacing="false" fo:margin-top="0.3154in" fo:margin-bottom="0.1256in"/>
    </style:style>
    <style:style style:name="P32" style:family="paragraph" style:parent-style-name="OOoFooter">
      <style:paragraph-properties fo:text-align="end" style:justify-single-word="false"/>
    </style:style>
    <style:style style:name="P33" style:family="paragraph" style:parent-style-name="OOoFooter">
      <style:paragraph-properties>
        <style:tab-stops>
          <style:tab-stop style:position="5.0898in" style:type="center"/>
          <style:tab-stop style:position="10.1181in" style:type="right"/>
        </style:tab-stops>
      </style:paragraph-properties>
    </style:style>
    <style:style style:name="P34" style:family="paragraph" style:parent-style-name="OOoFooter">
      <style:paragraph-properties fo:text-align="end" style:justify-single-word="false"/>
      <style:text-properties fo:font-size="11pt" style:font-size-asian="11pt" style:font-size-complex="11pt"/>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fo:font-weight="normal" style:font-weight-asian="normal" style:font-weight-complex="normal"/>
    </style:style>
    <style:style style:name="T5" style:family="text">
      <style:text-properties style:font-name="DejaVu Serif" fo:font-size="11pt" fo:language="en" fo:country="US"/>
    </style:style>
    <style:style style:name="T6" style:family="text"/>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5" style:family="graphic" style:parent-style-name="OOoFrame">
      <style:graphic-properties fo:margin-top="0in" fo:margin-bottom="0in" style:vertical-pos="middle" style:vertical-rel="baseline" style:horizontal-pos="from-left" style:horizontal-rel="paragraph"/>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fo:padding="0in" fo:border="0.0008in solid #000000" style:shadow="none" style:mirror="none" fo:clip="rect(0in, 0in, 0.339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fo:padding="0in" fo:border="0.0008in solid #000000" style:shadow="none" style:mirror="none" fo:clip="rect(0in, 0in, 0.3937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fo:padding="0in" fo:border="0.0008in solid #000000" style:shadow="none" style:mirror="none" fo:clip="rect(0.0783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shadow="none" style:mirror="none" fo:clip="rect(0in, 0in, 1.2201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0783in" style:run-through="foreground" style:wrap="none" style:vertical-pos="from-top" style:vertical-rel="paragraph-content" style:horizontal-pos="from-left" style:horizontal-rel="paragraph-content" fo:padding="0in" fo:border="none" style:shadow="none" style:mirror="none" fo:clip="rect(1.7638in, 2.9925in, 1.7638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16" style:family="graphic" style:parent-style-name="Formula">
      <style:graphic-properties style:vertical-pos="middle" style:vertical-rel="text" style:horizontal-pos="from-left" style:horizontal-rel="paragraph-content" fo:background-color="#ffffff" style:background-transparency="100%" draw:ole-draw-aspect="1">
        <style:background-image/>
      </style:graphic-properties>
    </style:style>
    <style:style style:name="fr17"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8" style:family="graphic" style:parent-style-name="Formula">
      <style:graphic-properties style:vertical-pos="middle" style:vertical-rel="text" style:horizontal-pos="from-left" style:horizontal-rel="paragraph-content" draw:ole-draw-aspect="1"/>
    </style:style>
    <style:style style:name="fr19" style:family="graphic" style:parent-style-name="Formula">
      <style:graphic-properties fo:margin-left="0.0783in" fo:margin-right="0in" style:wrap="parallel" style:number-wrapped-paragraphs="no-limit" style:wrap-contour="false" style:vertical-pos="middle" style:vertical-rel="text" style:horizontal-pos="from-left" style:horizontal-rel="paragraph-content" draw:ole-draw-aspect="1"/>
    </style:style>
    <style:style style:name="fr20" style:family="graphic" style:parent-style-name="Formula">
      <style:graphic-properties style:vertical-pos="from-top" style:horizontal-pos="from-left" style:horizontal-rel="paragraph-content" draw:ole-draw-aspect="1"/>
    </style:style>
    <style:style style:name="fr21"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Chapter <text:span text:style-name="OOoChapterNumber">8 </text:span><text:line-break/>Getting Started with Math</text:h>
      <text:h text:style-name="OOoHeading_20_1" text:outline-level="2">What is Math?</text:h>
      <text:p text:style-name="P8">Math is Apache OpenOffice’s component for writing <text:alphabetical-index-mark-start text:id="IMark75084500"/>mathematical equations<text:alphabetical-index-mark-end text:id="IMark75084500"/>. It is most commonly used as an <text:alphabetical-index-mark-start text:id="IMark75086036"/>equation editor<text:alphabetical-index-mark-end text:id="IMark75086036"/> for text documents, but it can also be used with other types of documents or stand-alone. When used inside Writer, the equation is treated as an object inside the text document.</text:p>
      <table:table table:name="Table177" table:style-name="Table177">
        <table:table-column table:style-name="Table177.A"/>
        <table:table-column table:style-name="Table177.B"/>
        <table:table-row>
          <table:table-cell table:style-name="Table177.A1" office:value-type="string">
            <text:p text:style-name="OOoTip_2f_Note_2f_Caution">Note</text:p>
          </table:table-cell>
          <table:table-cell table:style-name="Table177.A1" office:value-type="string">
            <text:p text:style-name="OOoTableText">The equation editor is for writing equations in symbolic form, as in equation <text:sequence-ref text:reference-format="value" text:ref-name="refText0">1</text:sequence-ref>. If you want to evaluate a numeric value, see the <text:span text:style-name="OOoEmphasis">Calc Guide.</text:span></text:p>
          </table:table-cell>
        </table:table-row>
      </table:table>
      <text:p text:style-name="OOoFigure"><draw:frame draw:style-name="fr16" draw:name="Object_AOO41GS09_001" text:anchor-type="as-char" svg:width="2.0398in" svg:height="0.4783in" draw:z-index="0"><draw:object xlink:href="./Object 1" xlink:type="simple" xlink:show="embed" xlink:actuate="onLoad"/><draw:image xlink:href="./ObjectReplacements/Object 1" xlink:type="simple" xlink:show="embed" xlink:actuate="onLoad"/><svg:desc>formula</svg:desc></draw:frame></text:p>
      <text:h text:style-name="P31" text:outline-level="2">Getting Started</text:h>
      <text:p text:style-name="OOoTextBody">To insert an equation, choose <text:span text:style-name="OOoMenuPath">Insert &gt; Object &gt; Formula</text:span>.</text:p>
      <text:p text:style-name="OOoTextBody"><text:span text:style-name="OOoDefault">The </text:span><text:alphabetical-index-mark text:string-value="inserting" text:key1="equation"/><text:span text:style-name="OOoDefault">equation editor opens at the bottom of the screen, and the floating</text:span> <text:span text:style-name="T1">Elements</text:span> <text:span text:style-name="OOoDefault">window may appear. You will also see a small box with a gray border in your document, where the formula will be displayed. (See </text:span><text:span text:style-name="OOoDefault"><text:sequence-ref text:reference-format="category-and-value" text:ref-name="refFigure0">Figure 1</text:sequence-ref></text:span><text:span text:style-name="OOoDefault">.)</text:span></text:p>
      <text:h text:style-name="OOoHeading_20_1" text:outline-level="2"><text:soft-page-break/>Entering a Formula</text:h>
      <text:p text:style-name="P17"><text:span text:style-name="OOoDefault">The equation editor uses a markup language to represent formulas. For example, </text:span><text:span text:style-name="OOoKeystroke">%beta</text:span><text:span text:style-name="OOoDefault"> creates the Greek character beta (</text:span><text:span text:style-name="OOoDefault"><draw:frame draw:style-name="fr17" draw:name="Object_AOO41GS09_002" text:anchor-type="as-char" svg:width="0.1917in" svg:height="0.2146in" draw:z-index="1"><draw:object xlink:href="./Object 2" xlink:type="simple" xlink:show="embed" xlink:actuate="onLoad"/><draw:image xlink:href="./ObjectReplacements/Object 2" xlink:type="simple" xlink:show="embed" xlink:actuate="onLoad"/><svg:desc>formula</svg:desc></draw:frame></text:span><text:span text:style-name="OOoDefault">). This markup is designed to read similar to English whenever possible. For example, </text:span><text:span text:style-name="OOoKeystroke">a over b</text:span><text:span text:style-name="OOoDefault"> produces a fraction: </text:span><text:span text:style-name="OOoDefault"><draw:frame draw:style-name="fr17" draw:name="Object_AOO41GS09_003" text:anchor-type="as-char" svg:width="0.2043in" svg:height="0.3953in" draw:z-index="2"><draw:object xlink:href="./Object 3" xlink:type="simple" xlink:show="embed" xlink:actuate="onLoad"/><draw:image xlink:href="./ObjectReplacements/Object 3" xlink:type="simple" xlink:show="embed" xlink:actuate="onLoad"/><svg:desc>formula</svg:desc></draw:frame></text:span><text:span text:style-name="OOoDefault">.</text:span></text:p>
      <text:p text:style-name="OOoTextBody_5f_ListIntro">You can enter a formula in three ways:</text:p>
      <text:list xml:id="list7114053017554969950" text:style-name="OOoBullets_20_1">
        <text:list-item>
          <text:p text:style-name="OOoList_20_1_20_Start">Select a <text:alphabetical-index-mark text:string-value="mathematical symbols"/>symbol from the <text:span text:style-name="T1">Elements</text:span> window.</text:p>
        </text:list-item>
        <text:list-item>
          <text:p text:style-name="OOoList_20_1_20_Cont.">Right-click on the equation editor and select the symbol from the context menu.</text:p>
        </text:list-item>
        <text:list-item>
          <text:p text:style-name="OOoList_20_1_20_End">Type markup in the equation editor.</text:p>
        </text:list-item>
      </text:list>
      <text:p text:style-name="P11"><text:span text:style-name="OOoDefault"><draw:frame draw:style-name="fr1" draw:name="Figure_AOO41GS09_1" text:anchor-type="as-char" svg:width="5.9811in" draw:z-index="3"><draw:text-box fo:min-height="4.2846in"><text:p text:style-name="P12"><draw:frame draw:style-name="fr7" draw:name="AOO41GS09_001" text:anchor-type="paragraph" svg:width="5.9909in" svg:height="4.1327in" draw:z-index="17"><draw:image xlink:href="Pictures/100000000000026600000198D64E03F7.png" xlink:type="simple" xlink:show="embed" xlink:actuate="onLoad"/></draw:frame>Figure <text:sequence text:ref-name="refFigure0" text:name="Figure" text:formula="ooow:Figure+1" style:num-format="1">1</text:sequence>. Equation Editor, <text:span text:style-name="T1">Elements</text:span> window, and location of resulting equation.</text:p></draw:text-box></draw:frame></text:span></text:p>
      <text:p text:style-name="OOoTextBody">The context menu and the <text:span text:style-name="T1">Elements</text:span> window insert the markup corresponding to a symbol. This provides a convenient way to learn the <text:span text:style-name="T1">Math</text:span> markup.</text:p>
      <table:table table:name="Table179" table:style-name="Table179">
        <table:table-column table:style-name="Table179.A"/>
        <table:table-column table:style-name="Table179.B"/>
        <table:table-row>
          <table:table-cell table:style-name="Table179.A1" office:value-type="string">
            <text:p text:style-name="OOoTip_2f_Note_2f_Caution">Note</text:p>
          </table:table-cell>
          <table:table-cell table:style-name="Table179.A1" office:value-type="string">
            <text:p text:style-name="OOoTableText">Click on the document body to exit the formula editor.</text:p>
            <text:p text:style-name="OOoTableText">Double-click on a formula to enter the formula editor again.</text:p>
          </table:table-cell>
        </table:table-row>
      </table:table>
      <text:h text:style-name="OOoHeading_20_2" text:outline-level="3">The <text:span text:style-name="T1">Elements</text:span> Window</text:h>
      <text:p text:style-name="OOoTextBody">The simplest method for entering a formula is to use the <text:alphabetical-index-mark-start text:id="IMark149838176" text:key1="equation editor"/><text:span text:style-name="T1">Elements</text:span> window<text:alphabetical-index-mark-end text:id="IMark149838176"/>.</text:p>
      <text:p text:style-name="OOoFigure"><text:soft-page-break/><draw:frame draw:style-name="fr2" draw:name="Figure_AOO41GS09_2" text:anchor-type="as-char" svg:width="3.3472in" draw:z-index="4"><draw:text-box fo:min-height="2.9382in"><text:p text:style-name="OOoFigureCaption"><draw:frame draw:style-name="fr8" draw:name="AOO41GS09_002" text:anchor-type="as-char" svg:width="3.1472in" svg:height="2.7008in" draw:z-index="5"><draw:image xlink:href="Pictures/100002010000013D000001100C4081BF.png" xlink:type="simple" xlink:show="embed" xlink:actuate="onLoad"/></draw:frame></text:p><text:p text:style-name="OOoFigureCaption">Figure <text:sequence text:ref-name="refFigure1" text:name="Figure" text:formula="ooow:Figure+1" style:num-format="1">2</text:sequence>. Symbols are divided into categories</text:p></draw:text-box></draw:frame></text:p>
      <text:p text:style-name="P7">The <text:span text:style-name="T1">Elements</text:span> window is divided into two main parts.</text:p>
      <text:list xml:id="list35737838" text:continue-numbering="true" text:style-name="OOoBullets_20_1">
        <text:list-item>
          <text:p text:style-name="OOoList_20_1_20_Start">The <text:span text:style-name="OOoStrongEmphasis">top</text:span> shows the symbol categories. Click on these to change the list of symbols.</text:p>
        </text:list-item>
        <text:list-item>
          <text:p text:style-name="OOoList_20_1_20_End">The <text:span text:style-name="OOoStrongEmphasis">bottom</text:span> shows the symbols available in the current category.</text:p>
        </text:list-item>
      </text:list>
      <table:table table:name="Table180" table:style-name="Table180">
        <table:table-column table:style-name="Table180.A"/>
        <table:table-column table:style-name="Table180.B"/>
        <table:table-row>
          <table:table-cell table:style-name="Table180.A1" office:value-type="string">
            <text:p text:style-name="OOoTip_2f_Note_2f_Caution">Tip</text:p>
          </table:table-cell>
          <table:table-cell table:style-name="Table180.A1" office:value-type="string">
            <text:p text:style-name="OOoTableText">You can hide or show the <text:span text:style-name="T1">Elements</text:span> window with <text:span text:style-name="OOoMenuPath">View &gt; Elements</text:span>.</text:p>
          </table:table-cell>
        </table:table-row>
      </table:table>
      <text:h text:style-name="OOoHeading_20_3" text:outline-level="4">Example 1:<draw:frame draw:style-name="fr18" draw:name="Object_AOO41GS09_004" text:anchor-type="as-char" svg:width="0.4457in" svg:height="0.2146in" draw:z-index="6"><draw:object xlink:href="./Object 4" xlink:type="simple" xlink:show="embed" xlink:actuate="onLoad"/><draw:image xlink:href="./ObjectReplacements/Object 4" xlink:type="simple" xlink:show="embed" xlink:actuate="onLoad"/><svg:desc>formula</svg:desc></draw:frame></text:h>
      <text:p text:style-name="OOoTextBody_5f_ListIntro">For this example we will enter a simple formula:<draw:frame draw:style-name="fr19" draw:name="Object_AOO41GS09_005" text:anchor-type="as-char" svg:width="0.4417in" svg:height="0.2146in" draw:z-index="7"><draw:object xlink:href="./Object 5" xlink:type="simple" xlink:show="embed" xlink:actuate="onLoad"/><draw:image xlink:href="./ObjectReplacements/Object 5" xlink:type="simple" xlink:show="embed" xlink:actuate="onLoad"/><svg:desc>formula</svg:desc></draw:frame>. On the <text:span text:style-name="T1">Elements</text:span> window:</text:p>
      <text:list xml:id="list6161074077511339941" text:style-name="OOoNum_20_123">
        <text:list-item text:start-value="1">
          <text:p text:style-name="OOoNum_20_123_20_Start">Select the top-left button of the categories (top) section.</text:p>
        </text:list-item>
        <text:list-item>
          <text:p text:style-name="OOoNum_20_123_20_End">Click on the multiplication symbol.</text:p>
        </text:list-item>
      </text:list>
      <text:p text:style-name="OOoFigure"><draw:frame draw:style-name="fr3" draw:name="Figure_AOO41GS09_3" text:anchor-type="as-char" svg:width="3.4091in" draw:z-index="8"><draw:text-box fo:min-height="3.1161in"><text:p text:style-name="OOoFigureCaption"><draw:frame draw:style-name="fr8" draw:name="AOO41GS09_003" text:anchor-type="as-char" svg:width="3.2937in" svg:height="2.8354in" draw:z-index="9"><draw:image xlink:href="Pictures/100002010000013C000001104F5FE3B1.png" xlink:type="simple" xlink:show="embed" xlink:actuate="onLoad"/></draw:frame></text:p><text:p text:style-name="OOoFigureCaption">Figure <text:sequence text:ref-name="refFigure2" text:name="Figure" text:formula="ooow:Figure+1" style:num-format="1">3</text:sequence>. Selecting the multiplication symbol</text:p></draw:text-box></draw:frame></text:p>
      <text:p text:style-name="OOoTextBody_5f_ListIntro"><text:soft-page-break/>When you select the multiplication symbol on the <text:span text:style-name="T1">Elements</text:span> window, two things happen:</text:p>
      <text:list xml:id="list28653088" text:style-name="OOoBullets_20_1">
        <text:list-item>
          <text:p text:style-name="OOoList_20_1_20_Start">The equation editor shows the markup:<draw:frame draw:style-name="fr18" draw:name="Object_AOO41GS09_006" text:anchor-type="as-char" svg:width="1.302in" svg:height="0.2146in" draw:z-index="10"><draw:object xlink:href="./Object 6" xlink:type="simple" xlink:show="embed" xlink:actuate="onLoad"/><draw:image xlink:href="./ObjectReplacements/Object 6" xlink:type="simple" xlink:show="embed" xlink:actuate="onLoad"/><svg:desc>formula</svg:desc></draw:frame></text:p>
        </text:list-item>
      </text:list>
      <text:list xml:id="list35742021" text:continue-list="list35737838" text:style-name="OOoBullets_20_1">
        <text:list-item>
          <text:p text:style-name="OOoList_20_1_20_End">The body of the document shows a gray box like this:<draw:frame draw:style-name="fr18" draw:name="Object_AOO41GS09_007" text:anchor-type="as-char" svg:width="0.5016in" svg:height="0.1839in" draw:z-index="11"><draw:object xlink:href="./Object 7" xlink:type="simple" xlink:show="embed" xlink:actuate="onLoad"/><draw:image xlink:href="./ObjectReplacements/Object 7" xlink:type="simple" xlink:show="embed" xlink:actuate="onLoad"/><svg:desc>formula</svg:desc></draw:frame></text:p>
        </text:list-item>
      </text:list>
      <text:p text:style-name="OOoFigure"><draw:frame draw:style-name="fr4" draw:name="Figure_AOO41GS09_4" text:anchor-type="as-char" svg:width="5.3626in" draw:z-index="12"><draw:text-box fo:min-height="2.1638in"><text:p text:style-name="OOoFigureCaption"><draw:frame draw:style-name="fr9" draw:name="AOO41GS09_004" text:anchor-type="as-char" svg:width="5.3626in" svg:height="1.8992in" draw:z-index="13"><draw:image xlink:href="Pictures/1000000000000265000000F2368209D0.png" xlink:type="simple" xlink:show="embed" xlink:actuate="onLoad"/></draw:frame></text:p><text:p text:style-name="OOoFigureCaption">Figure <text:sequence text:ref-name="refFigure3" text:name="Figure" text:formula="ooow:Figure+1" style:num-format="1">4</text:sequence>. Result of selecting the multiplication symbol</text:p></draw:text-box></draw:frame></text:p>
      <text:p text:style-name="OOoTextBody">The &lt;?&gt; symbols shown in <text:sequence-ref text:reference-format="category-and-value" text:ref-name="refFigure3">Figure 4</text:sequence-ref> are placeholders that you can replace by other text, for example <text:span text:style-name="OOoKeyboardInput">5</text:span> and <text:span text:style-name="OOoKeyboardInput">4</text:span>. The equation will update automatically, and the result should resemble <text:sequence-ref text:reference-format="category-and-value" text:ref-name="refFigure4">Figure 5</text:sequence-ref>.</text:p>
      <table:table table:name="Table181" table:style-name="Table181">
        <table:table-column table:style-name="Table181.A"/>
        <table:table-column table:style-name="Table181.B"/>
        <table:table-row>
          <table:table-cell table:style-name="Table181.A1" office:value-type="string">
            <text:p text:style-name="OOoTip_2f_Note_2f_Caution">Tip</text:p>
          </table:table-cell>
          <table:table-cell table:style-name="Table181.A1" office:value-type="string">
            <text:p text:style-name="OOoTableText">To keep the equation from updating automatically, choose <text:span text:style-name="OOoMenuPath">View &gt; AutoUpdate Display</text:span> from the menu bar. To update a formula manually, press <text:span text:style-name="OOoKeystroke">F9</text:span> or pick <text:span text:style-name="OOoMenuPath">View &gt; Update</text:span>.</text:p>
          </table:table-cell>
        </table:table-row>
      </table:table>
      <text:p text:style-name="OOoFigure"><draw:frame draw:style-name="fr4" draw:name="Figure_AOO41GS09_5" text:anchor-type="as-char" svg:width="6.3929in" draw:z-index="14"><draw:text-box fo:min-height="2.0925in"><text:p text:style-name="OOoFigureCaption"><draw:frame draw:style-name="fr10" draw:name="AOO41GS09_005" text:anchor-type="as-char" svg:width="6.3591in" svg:height="1.8846in" draw:z-index="15"><draw:image xlink:href="Pictures/1000000000000269000000D392D4FAD5.png" xlink:type="simple" xlink:show="embed" xlink:actuate="onLoad"/></draw:frame></text:p><text:p text:style-name="OOoFigureCaption">Figure <text:sequence text:ref-name="refFigure4" text:name="Figure" text:formula="ooow:Figure+1" style:num-format="1">5</text:sequence>. Result of entering 5 and 4 next to the times operator</text:p></draw:text-box></draw:frame></text:p>
      <text:h text:style-name="OOoHeading_20_2" text:outline-level="3"><text:alphabetical-index-mark text:string-value="right-click menu" text:key1="equation editor"/>Right-click (Context) Menu</text:h>
      <text:p text:style-name="OOoTextBody">Another way to access mathematical symbols is to right-click on the equation editor. This pops up the menu shown in <text:sequence-ref text:reference-format="category-and-value" text:ref-name="refFigure5">Figure 6</text:sequence-ref>. The items in this menu correspond exactly to those in the Elements window.</text:p>
      <text:p text:style-name="OOoFigure"><text:soft-page-break/><draw:frame draw:style-name="fr4" draw:name="Figure_AOO41GS09_6" text:anchor-type="as-char" svg:width="5.7028in" draw:z-index="18"><draw:text-box fo:min-height="3.8327in"><text:p text:style-name="OOoFigureCaption"><draw:frame draw:style-name="fr8" draw:name="AOO41GS09_006" text:anchor-type="as-char" svg:width="5.7028in" svg:height="3.6075in" draw:z-index="19"><draw:image xlink:href="Pictures/100000000000026A00000187B4F41D91.png" xlink:type="simple" xlink:show="embed" xlink:actuate="onLoad"/></draw:frame></text:p><text:p text:style-name="OOoFigureCaption">Figure <text:sequence text:ref-name="refFigure5" text:name="Figure" text:formula="ooow:Figure+1" style:num-format="1">6</text:sequence>. Right-click (Context) Menu</text:p></draw:text-box></draw:frame></text:p>
      <text:h text:style-name="OOoHeading_20_2" text:outline-level="3">Markup</text:h>
      <text:p text:style-name="OOoTextBody">You can type the <text:alphabetical-index-mark text:string-value="mathematical markup"/><text:alphabetical-index-mark-start text:id="IMark148958540" text:key1="equation editor"/>markup<text:alphabetical-index-mark-end text:id="IMark148958540"/> directly in the equation editor. For example, you can type <text:span text:style-name="OOoKeyboardInput">5 times 4</text:span> to obtain <draw:frame draw:style-name="fr17" draw:name="Object_AOO41GS09_008" text:anchor-type="as-char" svg:width="0.4417in" svg:height="0.2146in" draw:z-index="20"><draw:object xlink:href="./Object 8" xlink:type="simple" xlink:show="embed" xlink:actuate="onLoad"/><draw:image xlink:href="./ObjectReplacements/Object 8" xlink:type="simple" xlink:show="embed" xlink:actuate="onLoad"/><svg:desc>formula</svg:desc></draw:frame>. If you know the markup, this can be the fastest way to enter a formula.</text:p>
      <table:table table:name="Table182" table:style-name="Table182">
        <table:table-column table:style-name="Table182.A"/>
        <table:table-column table:style-name="Table182.B"/>
        <table:table-row>
          <table:table-cell table:style-name="Table182.A1" office:value-type="string">
            <text:p text:style-name="OOoTip_2f_Note_2f_Caution">Tip</text:p>
          </table:table-cell>
          <table:table-cell table:style-name="Table182.A1" office:value-type="string">
            <text:p text:style-name="OOoTableText">The formula markup resembles the way the formula reads in English.</text:p>
          </table:table-cell>
        </table:table-row>
      </table:table>
      <text:p text:style-name="P5">Below is a short list of common equations and their corresponding markup.</text:p>
      <table:table table:name="Table183" table:style-name="Table183">
        <table:table-column table:style-name="Table183.A"/>
        <table:table-column table:style-name="Table183.B"/>
        <table:table-column table:style-name="Table183.C"/>
        <table:table-column table:style-name="Table183.D"/>
        <table:table-header-rows>
          <table:table-row>
            <table:table-cell table:style-name="Table183.A1" office:value-type="string">
              <text:p text:style-name="P16">Display</text:p>
            </table:table-cell>
            <table:table-cell table:style-name="Table183.A1" office:value-type="string">
              <text:p text:style-name="P16">Command</text:p>
            </table:table-cell>
            <table:table-cell table:style-name="Table183.A1" office:value-type="string">
              <text:p text:style-name="P16">Display</text:p>
            </table:table-cell>
            <table:table-cell table:style-name="Table183.A1" office:value-type="string">
              <text:p text:style-name="P16">Command</text:p>
            </table:table-cell>
          </table:table-row>
        </table:table-header-rows>
        <table:table-row>
          <table:table-cell table:style-name="Table183.A2" office:value-type="string">
            <text:p text:style-name="P14"><draw:frame draw:style-name="fr18" draw:name="Object_AOO41GS09_010" text:anchor-type="as-char" svg:width="0.4484in" svg:height="0.2146in" draw:z-index="21"><draw:object xlink:href="./Object 9" xlink:type="simple" xlink:show="embed" xlink:actuate="onLoad"/><draw:image xlink:href="./ObjectReplacements/Object 9" xlink:type="simple" xlink:show="embed" xlink:actuate="onLoad"/><svg:desc>formula</svg:desc></draw:frame></text:p>
          </table:table-cell>
          <table:table-cell table:style-name="Table183.B2" office:value-type="string">
            <text:p text:style-name="P14">a = b</text:p>
          </table:table-cell>
          <table:table-cell table:style-name="Table183.B2" office:value-type="string">
            <text:p text:style-name="P15"><draw:frame draw:style-name="fr18" draw:name="Object_AOO41GS09_009" text:anchor-type="as-char" svg:width="0.3016in" svg:height="0.2311in" draw:z-index="22"><draw:object xlink:href="./Object 10" xlink:type="simple" xlink:show="embed" xlink:actuate="onLoad"/><draw:image xlink:href="./ObjectReplacements/Object 10" xlink:type="simple" xlink:show="embed" xlink:actuate="onLoad"/><svg:desc>formula</svg:desc></draw:frame></text:p>
          </table:table-cell>
          <table:table-cell table:style-name="Table183.B2" office:value-type="string">
            <text:p text:style-name="P14">sqrt {a}</text:p>
          </table:table-cell>
        </table:table-row>
        <table:table-row>
          <table:table-cell table:style-name="Table183.A3" office:value-type="string">
            <text:p text:style-name="P14"><draw:frame draw:style-name="fr18" draw:name="Object_AOO41GS09_011" text:anchor-type="as-char" svg:width="0.2465in" svg:height="0.2425in" draw:z-index="24"><draw:object xlink:href="./Object 11" xlink:type="simple" xlink:show="embed" xlink:actuate="onLoad"/><draw:image xlink:href="./ObjectReplacements/Object 11" xlink:type="simple" xlink:show="embed" xlink:actuate="onLoad"/><svg:desc>formula</svg:desc></draw:frame></text:p>
          </table:table-cell>
          <table:table-cell table:style-name="Table183.B3" office:value-type="string">
            <text:p text:style-name="P14">a^2</text:p>
          </table:table-cell>
          <table:table-cell table:style-name="Table183.B3" office:value-type="string">
            <text:p text:style-name="P14"><draw:frame draw:style-name="fr18" draw:name="Object_AOO41GS09_012" text:anchor-type="as-char" svg:width="0.2516in" svg:height="0.2437in" draw:z-index="25"><draw:object xlink:href="./Object 12" xlink:type="simple" xlink:show="embed" xlink:actuate="onLoad"/><draw:image xlink:href="./ObjectReplacements/Object 12" xlink:type="simple" xlink:show="embed" xlink:actuate="onLoad"/><svg:desc>formula</svg:desc></draw:frame></text:p>
          </table:table-cell>
          <table:table-cell table:style-name="Table183.B3" office:value-type="string">
            <text:p text:style-name="P14">a_n</text:p>
          </table:table-cell>
        </table:table-row>
        <table:table-row>
          <table:table-cell table:style-name="Table183.A2" office:value-type="string">
            <text:p text:style-name="P14"><draw:frame draw:style-name="fr18" draw:name="Object_AOO41GS09_013" text:anchor-type="as-char" svg:width="0.878in" svg:height="0.2917in" draw:z-index="26"><draw:object xlink:href="./Object 13" xlink:type="simple" xlink:show="embed" xlink:actuate="onLoad"/><draw:image xlink:href="./ObjectReplacements/Object 13" xlink:type="simple" xlink:show="embed" xlink:actuate="onLoad"/><svg:desc>formula</svg:desc></draw:frame></text:p>
          </table:table-cell>
          <table:table-cell table:style-name="Table183.B2" office:value-type="string">
            <text:p text:style-name="P14">int f(x) dx</text:p>
          </table:table-cell>
          <table:table-cell table:style-name="Table183.B2" office:value-type="string">
            <text:p text:style-name="P14"><draw:frame draw:style-name="fr20" draw:name="Object_AOO41GS09_014" text:anchor-type="as-char" svg:y="-0.1992in" svg:width="0.5134in" svg:height="0.2701in" draw:z-index="29"><draw:object xlink:href="./Object 14" xlink:type="simple" xlink:show="embed" xlink:actuate="onLoad"/><draw:image xlink:href="./ObjectReplacements/Object 14" xlink:type="simple" xlink:show="embed" xlink:actuate="onLoad"/><svg:desc>formula</svg:desc></draw:frame></text:p>
          </table:table-cell>
          <table:table-cell table:style-name="Table183.B2" office:value-type="string">
            <text:p text:style-name="P14">sum a_n</text:p>
          </table:table-cell>
        </table:table-row>
        <table:table-row>
          <table:table-cell table:style-name="Table183.A3" office:value-type="string">
            <text:p text:style-name="P14"><draw:frame draw:style-name="fr20" draw:name="Object_AOO41GS09_015" text:anchor-type="as-char" svg:y="-0.1736in" svg:width="0.4437in" svg:height="0.2161in" draw:z-index="30"><draw:object xlink:href="./Object 15" xlink:type="simple" xlink:show="embed" xlink:actuate="onLoad"/><draw:image xlink:href="./ObjectReplacements/Object 15" xlink:type="simple" xlink:show="embed" xlink:actuate="onLoad"/><svg:desc>formula</svg:desc></draw:frame></text:p>
          </table:table-cell>
          <table:table-cell table:style-name="Table183.B3" office:value-type="string">
            <text:p text:style-name="P14">a &lt;= b</text:p>
          </table:table-cell>
          <table:table-cell table:style-name="Table183.B3" office:value-type="string">
            <text:p text:style-name="P14"><draw:frame draw:style-name="fr18" draw:name="Object_AOO41GS09_016" text:anchor-type="as-char" svg:width="0.2252in" svg:height="0.2146in" draw:z-index="31"><draw:object xlink:href="./Object 16" xlink:type="simple" xlink:show="embed" xlink:actuate="onLoad"/><draw:image xlink:href="./ObjectReplacements/Object 16" xlink:type="simple" xlink:show="embed" xlink:actuate="onLoad"/><svg:desc>formula</svg:desc></draw:frame></text:p>
          </table:table-cell>
          <table:table-cell table:style-name="Table183.B3" office:value-type="string">
            <text:p text:style-name="P14">infinity</text:p>
          </table:table-cell>
        </table:table-row>
        <table:table-row>
          <table:table-cell table:style-name="Table183.B3" office:value-type="string">
            <text:p text:style-name="P15"><draw:frame draw:style-name="fr18" draw:name="Object_AOO41GS09_017" text:anchor-type="as-char" svg:width="0.4484in" svg:height="0.2146in" draw:z-index="32"><draw:object xlink:href="./Object 17" xlink:type="simple" xlink:show="embed" xlink:actuate="onLoad"/><draw:image xlink:href="./ObjectReplacements/Object 17" xlink:type="simple" xlink:show="embed" xlink:actuate="onLoad"/><svg:desc>formula</svg:desc></draw:frame></text:p>
          </table:table-cell>
          <table:table-cell table:style-name="Table183.B3" office:value-type="string">
            <text:p text:style-name="P14">a times b</text:p>
          </table:table-cell>
          <table:table-cell table:style-name="Table183.B3" office:value-type="string">
            <text:p text:style-name="P14"><draw:frame draw:style-name="fr18" draw:name="Object_AOO41GS09_018" text:anchor-type="as-char" svg:width="0.3626in" svg:height="0.2146in" draw:z-index="33"><draw:object xlink:href="./Object 18" xlink:type="simple" xlink:show="embed" xlink:actuate="onLoad"/><draw:image xlink:href="./ObjectReplacements/Object 18" xlink:type="simple" xlink:show="embed" xlink:actuate="onLoad"/><svg:desc>formula</svg:desc></draw:frame></text:p>
          </table:table-cell>
          <table:table-cell table:style-name="Table183.B3" office:value-type="string">
            <text:p text:style-name="P14">x cdot y</text:p>
          </table:table-cell>
        </table:table-row>
      </table:table>
      <text:h text:style-name="P25" text:outline-level="3"><text:soft-page-break/>Greek Characters</text:h>
      <text:p text:style-name="OOoTextBody_5f_ListIntro">Greek characters (<draw:frame draw:style-name="fr21" draw:name="Object_AOO41GS09_019" text:anchor-type="as-char" svg:y="-0.1736in" svg:width="0.8335in" svg:height="0.222in" draw:z-index="34"><draw:object xlink:href="./Object 19" xlink:type="simple" xlink:show="embed" xlink:actuate="onLoad"/><draw:image xlink:href="./ObjectReplacements/Object 19" xlink:type="simple" xlink:show="embed" xlink:actuate="onLoad"/><svg:desc>formula</svg:desc></draw:frame>, and so on) are common in mathematical formulas. <text:span text:style-name="OOoEmphasis">These characters are not available in the Elements window or on the right-click menu</text:span>. Fortunately, the markup for Greek characters is simple: Type a % sign followed by the name of the character, in English. (In localized versions of OpenOffice, these names are localized.)</text:p>
      <text:list xml:id="list35742063" text:continue-list="list28653088" text:style-name="OOoBullets_20_1">
        <text:list-item>
          <text:p text:style-name="OOoList_20_1_20_Start">To write a <text:span text:style-name="OOoEmphasis">lowercase</text:span> character, type the name of the character in lowercase.</text:p>
        </text:list-item>
      </text:list>
      <text:list xml:id="list35739532" text:continue-list="list35742021" text:style-name="OOoBullets_20_1">
        <text:list-item>
          <text:p text:style-name="OOoList_20_1_20_End">To write an <text:span text:style-name="OOoEmphasis">uppercase</text:span> character, type the name of the character in uppercase.</text:p>
        </text:list-item>
      </text:list>
      <text:p text:style-name="OOoTextBody">A complete table of Greek characters is provided in the <text:span text:style-name="OOoEmphasis">Math Guide</text:span>. See the table below for some examples.</text:p>
      <table:table table:name="Table184" table:style-name="Table184">
        <table:table-column table:style-name="Table184.A"/>
        <table:table-column table:style-name="Table184.B"/>
        <table:table-header-rows>
          <table:table-row>
            <table:table-cell table:style-name="Table184.A1" office:value-type="string">
              <text:p text:style-name="P16">Lowercase</text:p>
            </table:table-cell>
            <table:table-cell table:style-name="Table184.A1" office:value-type="string">
              <text:p text:style-name="P16">Uppercase</text:p>
            </table:table-cell>
          </table:table-row>
        </table:table-header-rows>
        <table:table-row>
          <table:table-cell table:style-name="Table184.A2" office:value-type="string">
            <text:p text:style-name="P14"><text:span text:style-name="OOoComputerCode">%alpha</text:span><text:span text:style-name="OOoComputerCode"><draw:frame draw:style-name="fr18" draw:name="Object_AOO41GS09_020" text:anchor-type="as-char" svg:width="0.5583in" svg:height="0.2146in" draw:z-index="35"><draw:object xlink:href="./Object 20" xlink:type="simple" xlink:show="embed" xlink:actuate="onLoad"/><draw:image xlink:href="./ObjectReplacements/Object 20" xlink:type="simple" xlink:show="embed" xlink:actuate="onLoad"/><svg:desc>formula</svg:desc></draw:frame></text:span></text:p>
          </table:table-cell>
          <table:table-cell table:style-name="Table184.B2" office:value-type="string">
            <text:p text:style-name="P14"><text:span text:style-name="OOoComputerCode">%ALPHA</text:span><text:span text:style-name="OOoComputerCode"><draw:frame draw:style-name="fr18" draw:name="Object_AOO41GS09_021" text:anchor-type="as-char" svg:width="0.578in" svg:height="0.2146in" draw:z-index="36"><draw:object xlink:href="./Object 21" xlink:type="simple" xlink:show="embed" xlink:actuate="onLoad"/><draw:image xlink:href="./ObjectReplacements/Object 21" xlink:type="simple" xlink:show="embed" xlink:actuate="onLoad"/><svg:desc>formula</svg:desc></draw:frame></text:span></text:p>
          </table:table-cell>
        </table:table-row>
        <table:table-row>
          <table:table-cell table:style-name="Table184.A3" office:value-type="string">
            <text:p text:style-name="P14"><text:span text:style-name="OOoComputerCode">%beta </text:span><text:span text:style-name="OOoComputerCode"><draw:frame draw:style-name="fr18" draw:name="Object_AOO41GS09_022" text:anchor-type="as-char" svg:width="0.552in" svg:height="0.2146in" draw:z-index="37"><draw:object xlink:href="./Object 22" xlink:type="simple" xlink:show="embed" xlink:actuate="onLoad"/><draw:image xlink:href="./ObjectReplacements/Object 22" xlink:type="simple" xlink:show="embed" xlink:actuate="onLoad"/><svg:desc>formula</svg:desc></draw:frame></text:span></text:p>
          </table:table-cell>
          <table:table-cell table:style-name="Table184.B3" office:value-type="string">
            <text:p text:style-name="P14"><text:span text:style-name="OOoComputerCode">%BETA </text:span><text:span text:style-name="OOoComputerCode"><draw:frame draw:style-name="fr18" draw:name="Object_AOO41GS09_023" text:anchor-type="as-char" svg:width="0.572in" svg:height="0.2146in" draw:z-index="38"><draw:object xlink:href="./Object 23" xlink:type="simple" xlink:show="embed" xlink:actuate="onLoad"/><draw:image xlink:href="./ObjectReplacements/Object 23" xlink:type="simple" xlink:show="embed" xlink:actuate="onLoad"/><svg:desc>formula</svg:desc></draw:frame></text:span></text:p>
          </table:table-cell>
        </table:table-row>
        <table:table-row>
          <table:table-cell table:style-name="Table184.A2" office:value-type="string">
            <text:p text:style-name="P14"><text:span text:style-name="OOoComputerCode">%gamma</text:span><text:span text:style-name="OOoComputerCode"><draw:frame draw:style-name="fr18" draw:name="Object_AOO41GS09_024" text:anchor-type="as-char" svg:width="0.5638in" svg:height="0.2146in" draw:z-index="39"><draw:object xlink:href="./Object 24" xlink:type="simple" xlink:show="embed" xlink:actuate="onLoad"/><draw:image xlink:href="./ObjectReplacements/Object 24" xlink:type="simple" xlink:show="embed" xlink:actuate="onLoad"/><svg:desc>formula</svg:desc></draw:frame></text:span></text:p>
          </table:table-cell>
          <table:table-cell table:style-name="Table184.B2" office:value-type="string">
            <text:p text:style-name="P14"><text:span text:style-name="OOoComputerCode">%GAMMA</text:span><text:span text:style-name="OOoComputerCode"><draw:frame draw:style-name="fr18" draw:name="Object_AOO41GS09_025" text:anchor-type="as-char" svg:width="0.5661in" svg:height="0.2146in" draw:z-index="40"><draw:object xlink:href="./Object 25" xlink:type="simple" xlink:show="embed" xlink:actuate="onLoad"/><draw:image xlink:href="./ObjectReplacements/Object 25" xlink:type="simple" xlink:show="embed" xlink:actuate="onLoad"/><svg:desc>formula</svg:desc></draw:frame></text:span></text:p>
          </table:table-cell>
        </table:table-row>
        <table:table-row>
          <table:table-cell table:style-name="Table184.B3" office:value-type="string">
            <text:p text:style-name="P14"><text:span text:style-name="OOoComputerCode">%psi <text:s/></text:span><text:span text:style-name="OOoComputerCode"><draw:frame draw:style-name="fr18" draw:name="Object_AOO41GS09_026" text:anchor-type="as-char" svg:width="0.5898in" svg:height="0.2146in" draw:z-index="43"><draw:object xlink:href="./Object 26" xlink:type="simple" xlink:show="embed" xlink:actuate="onLoad"/><draw:image xlink:href="./ObjectReplacements/Object 26" xlink:type="simple" xlink:show="embed" xlink:actuate="onLoad"/><svg:desc>formula</svg:desc></draw:frame></text:span></text:p>
          </table:table-cell>
          <table:table-cell table:style-name="Table184.B3" office:value-type="string">
            <text:p text:style-name="P14"><text:span text:style-name="OOoComputerCode">%PSI <text:s/></text:span><text:span text:style-name="OOoComputerCode"><draw:frame draw:style-name="fr18" draw:name="Object_AOO41GS09_027" text:anchor-type="as-char" svg:width="0.5925in" svg:height="0.2146in" draw:z-index="44"><draw:object xlink:href="./Object 27" xlink:type="simple" xlink:show="embed" xlink:actuate="onLoad"/><draw:image xlink:href="./ObjectReplacements/Object 27" xlink:type="simple" xlink:show="embed" xlink:actuate="onLoad"/><svg:desc>formula</svg:desc></draw:frame></text:span></text:p>
          </table:table-cell>
        </table:table-row>
        <table:table-row>
          <table:table-cell table:style-name="Table184.B2" office:value-type="string">
            <text:p text:style-name="P14"><text:span text:style-name="OOoComputerCode">%phi <text:s/></text:span><text:span text:style-name="OOoComputerCode"><draw:frame draw:style-name="fr18" draw:name="Object_AOO41GS09_028" text:anchor-type="as-char" svg:width="0.5799in" svg:height="0.2146in" draw:z-index="45"><draw:object xlink:href="./Object 28" xlink:type="simple" xlink:show="embed" xlink:actuate="onLoad"/><draw:image xlink:href="./ObjectReplacements/Object 28" xlink:type="simple" xlink:show="embed" xlink:actuate="onLoad"/><svg:desc>formula</svg:desc></draw:frame></text:span></text:p>
          </table:table-cell>
          <table:table-cell table:style-name="Table184.B2" office:value-type="string">
            <text:p text:style-name="P14"><text:span text:style-name="OOoComputerCode">%PHI <text:s/></text:span><text:span text:style-name="OOoComputerCode"><draw:frame draw:style-name="fr18" draw:name="Object_AOO41GS09_029" text:anchor-type="as-char" svg:width="0.5772in" svg:height="0.2146in" draw:z-index="46"><draw:object xlink:href="./Object 29" xlink:type="simple" xlink:show="embed" xlink:actuate="onLoad"/><draw:image xlink:href="./ObjectReplacements/Object 29" xlink:type="simple" xlink:show="embed" xlink:actuate="onLoad"/><svg:desc>formula</svg:desc></draw:frame></text:span></text:p>
          </table:table-cell>
        </table:table-row>
        <table:table-row>
          <table:table-cell table:style-name="Table184.B3" office:value-type="string">
            <text:p text:style-name="P14"><text:span text:style-name="OOoComputerCode">%theta</text:span><text:span text:style-name="OOoComputerCode"><draw:frame draw:style-name="fr18" draw:name="Object_AOO41GS09_030" text:anchor-type="as-char" svg:width="0.5453in" svg:height="0.2146in" draw:z-index="47"><draw:object xlink:href="./Object 30" xlink:type="simple" xlink:show="embed" xlink:actuate="onLoad"/><draw:image xlink:href="./ObjectReplacements/Object 30" xlink:type="simple" xlink:show="embed" xlink:actuate="onLoad"/><svg:desc>formula</svg:desc></draw:frame></text:span></text:p>
          </table:table-cell>
          <table:table-cell table:style-name="Table184.B3" office:value-type="string">
            <text:p text:style-name="P14"><text:span text:style-name="OOoComputerCode">%THETA</text:span><text:span text:style-name="OOoComputerCode"><draw:frame draw:style-name="fr18" draw:name="Object_AOO41GS09_031" text:anchor-type="as-char" svg:width="0.5929in" svg:height="0.2146in" draw:z-index="48"><draw:object xlink:href="./Object 31" xlink:type="simple" xlink:show="embed" xlink:actuate="onLoad"/><draw:image xlink:href="./ObjectReplacements/Object 31" xlink:type="simple" xlink:show="embed" xlink:actuate="onLoad"/><svg:desc>formula</svg:desc></draw:frame></text:span></text:p>
          </table:table-cell>
        </table:table-row>
      </table:table>
      <text:p text:style-name="OOoTextBody">Another way to enter Greek characters is by using the Symbols catalog window. Choose <text:span text:style-name="OOoMenuPath">Tools &gt; Catalog</text:span>. Under <text:span text:style-name="OOoEmphasis">Symbol set</text:span>, select <text:span text:style-name="OOoMenuPath">Greek</text:span> and double-click on a Greek letter from the list. The markup name of the character is shown below the list window.</text:p>
      <text:p text:style-name="OOoFigure"><draw:frame draw:style-name="fr1" draw:name="Figure_AOO41GS09_7" text:anchor-type="as-char" svg:width="6.4752in" draw:z-index="49"><draw:text-box fo:min-height="2.7425in"><text:p text:style-name="P13"><draw:frame draw:style-name="fr8" draw:name="AOO41GS09_007" text:anchor-type="as-char" svg:width="5.7457in" svg:height="2.5264in" draw:z-index="50"><draw:image xlink:href="Pictures/10000000000002660000010E28192F15.png" xlink:type="simple" xlink:show="embed" xlink:actuate="onLoad"/></draw:frame></text:p><text:p text:style-name="OOoFigureCaption">Figure <text:sequence text:ref-name="refFigure6" text:name="Figure" text:formula="ooow:Figure+1" style:num-format="1">7</text:sequence>. Symbols catalog—used for entering Greek characters and some special symbols.</text:p></draw:text-box></draw:frame></text:p>
      <text:h text:style-name="OOoHeading_20_3" text:outline-level="4">Example 2:<draw:frame draw:style-name="fr18" draw:name="Object_AOO41GS09_032" text:anchor-type="as-char" svg:width="1.2264in" svg:height="0.2146in" draw:z-index="52"><draw:object xlink:href="./Object 32" xlink:type="simple" xlink:show="embed" xlink:actuate="onLoad"/><draw:image xlink:href="./ObjectReplacements/Object 32" xlink:type="simple" xlink:show="embed" xlink:actuate="onLoad"/><svg:desc>formula</svg:desc></draw:frame></text:h>
      <text:p text:style-name="OOoTextBody_5f_ListIntro">For this example we will suppose that:</text:p>
      <text:list xml:id="list35763428" text:continue-list="list35742063" text:style-name="OOoBullets_20_1">
        <text:list-item>
          <text:p text:style-name="OOoList_20_1_20_Start">We want to enter the above formula (the value of pi rounded to 5 decimal places).</text:p>
        </text:list-item>
      </text:list>
      <text:list xml:id="list35763474" text:continue-list="list35739532" text:style-name="OOoBullets_20_1">
        <text:list-item>
          <text:p text:style-name="OOoList_20_1_20_Cont."><text:soft-page-break/>We know the name of the Greek character (pi).</text:p>
        </text:list-item>
      </text:list>
      <text:list xml:id="list35759736" text:continue-list="list35763428" text:style-name="OOoBullets_20_1">
        <text:list-item>
          <text:p text:style-name="OOoList_20_1_20_End">But we do not know the markup associated with the <draw:frame draw:style-name="fr17" draw:name="Object_AOO41GS09_033" text:anchor-type="as-char" svg:width="0.2425in" svg:height="0.2146in" draw:z-index="53"><draw:object xlink:href="./Object 33" xlink:type="simple" xlink:show="embed" xlink:actuate="onLoad"/><draw:image xlink:href="./ObjectReplacements/Object 33" xlink:type="simple" xlink:show="embed" xlink:actuate="onLoad"/><svg:desc>formula</svg:desc></draw:frame> symbol.</text:p>
        </text:list-item>
      </text:list>
      <text:p text:style-name="P18"><text:span text:style-name="OOoStrongEmphasis">Step 1</text:span>: Type <text:span text:style-name="OOoKeyboardInput">%</text:span> followed by the text <text:span text:style-name="OOoKeyboardInput">pi</text:span>. This displays the Greek character <draw:frame draw:style-name="fr17" draw:name="Object_AOO41GS09_034" text:anchor-type="as-char" svg:width="0.2201in" svg:height="0.2146in" draw:z-index="54"><draw:object xlink:href="./Object 34" xlink:type="simple" xlink:show="embed" xlink:actuate="onLoad"/><draw:image xlink:href="./ObjectReplacements/Object 34" xlink:type="simple" xlink:show="embed" xlink:actuate="onLoad"/><svg:desc>formula</svg:desc></draw:frame>.</text:p>
      <text:p text:style-name="P19"><text:span text:style-name="OOoStrongEmphasis">Step 2</text:span>: Open the <text:span text:style-name="T1">Elements</text:span> window (<text:span text:style-name="OOoMenuPath">View &gt; Elements</text:span>).</text:p>
      <text:p text:style-name="OOoTextBody"><text:span text:style-name="T2">Step 3</text:span>: The <draw:frame draw:style-name="fr17" draw:name="Object_AOO41GS09_035" text:anchor-type="as-char" svg:width="0.2425in" svg:height="0.2146in" draw:z-index="55"><draw:object xlink:href="./Object 35" xlink:type="simple" xlink:show="embed" xlink:actuate="onLoad"/><draw:image xlink:href="./ObjectReplacements/Object 35" xlink:type="simple" xlink:show="embed" xlink:actuate="onLoad"/><svg:desc>formula</svg:desc></draw:frame> symbol is a relation, so we click on the Relations button. If you hover the mouse over this button you see the tooltip <text:span text:style-name="OOoEmphasis">Relations</text:span> (<text:sequence-ref text:reference-format="category-and-value" text:ref-name="refFigure7">Figure 8</text:sequence-ref>).</text:p>
      <text:p text:style-name="OOoTextBody"><text:sequence-ref text:reference-format="category-and-value" text:ref-name="refFigure8">Figure 9</text:sequence-ref> shows the Elements window after clicking the Relations button. The symbol we want is circled.</text:p>
      <table:table table:name="Table186" table:style-name="Table186">
        <table:table-column table:style-name="Table186.A"/>
        <table:table-column table:style-name="Table186.B"/>
        <table:table-row>
          <table:table-cell office:value-type="string">
            <text:p text:style-name="P2"><draw:frame draw:style-name="fr11" draw:name="AOO41GS09_008" text:anchor-type="as-char" svg:width="1.8319in" svg:height="2.7583in" draw:z-index="56"><draw:image xlink:href="Pictures/10000000000000B60000011284DB9AA4.png" xlink:type="simple" xlink:show="embed" xlink:actuate="onLoad"/></draw:frame></text:p>
            <text:p text:style-name="OOoFigureCaption">Figure <text:sequence text:ref-name="refFigure7" text:name="Figure" text:formula="ooow:Figure+1" style:num-format="1">8</text:sequence>. Tool-tip indicates the <text:line-break/>Relations button.</text:p>
          </table:table-cell>
          <table:table-cell office:value-type="string">
            <text:p text:style-name="P2"><draw:frame draw:style-name="fr11" draw:name="AOO41GS09_009" text:anchor-type="as-char" svg:width="1.8835in" svg:height="3.1728in" draw:z-index="57"><draw:image xlink:href="Pictures/10000000000000B8000001369741FBF3.png" xlink:type="simple" xlink:show="embed" xlink:actuate="onLoad"/></draw:frame></text:p>
            <text:p text:style-name="OOoFigureCaption">Figure <text:sequence text:ref-name="refFigure8" text:name="Figure" text:formula="ooow:Figure+1" style:num-format="1">9</text:sequence>. After selecting Relations.</text:p>
          </table:table-cell>
        </table:table-row>
      </table:table>
      <text:p text:style-name="OOoTextBody"><text:span text:style-name="OOoStrongEmphasis">Step 4</text:span>: Click on the a<draw:frame draw:style-name="fr21" draw:name="Object_AOO41GS09_036" text:anchor-type="as-char" svg:y="-0.1736in" svg:width="0.2327in" svg:height="0.2161in" draw:z-index="58"><draw:object xlink:href="./Object 36" xlink:type="simple" xlink:show="embed" xlink:actuate="onLoad"/><draw:image xlink:href="./ObjectReplacements/Object 36" xlink:type="simple" xlink:show="embed" xlink:actuate="onLoad"/><svg:desc>formula</svg:desc></draw:frame>b symbol. The equation editor now shows the markup<text:line-break/><text:span text:style-name="OOoKeyboardInput">%pi&lt;?&gt; simeq &lt;?&gt;</text:span>.</text:p>
      <text:p text:style-name="P4"><text:span text:style-name="OOoStrongEmphasis">Step 5</text:span>: Delete the &lt;?&gt; text and add <text:span text:style-name="OOoKeyboardInput">3.14159</text:span> at the end of the equation. We end up with the markup<text:span text:style-name="T5"> </text:span><text:span text:style-name="OOoKeyboardInput">%pi simeq 3.14159</text:span>. The result is shown in <text:sequence-ref text:reference-format="category-and-value" text:ref-name="refFigure9">Figure 10</text:sequence-ref>.</text:p>
      <text:p text:style-name="OOoFigure"><draw:frame draw:style-name="fr4" draw:name="Figure_AOO41GS09_10" text:anchor-type="as-char" svg:width="6.011in" draw:z-index="59"><draw:text-box fo:min-height="2.2126in"><text:p text:style-name="OOoFigureCaption"><draw:frame draw:style-name="fr12" draw:name="AOO41GS09_010" text:anchor-type="as-char" svg:width="6.011in" svg:height="2.0043in" draw:z-index="60"><draw:image xlink:href="Pictures/100000000000026A000000D480DEC382.png" xlink:type="simple" xlink:show="embed" xlink:actuate="onLoad"/></draw:frame></text:p><text:p text:style-name="OOoFigureCaption">Figure <text:sequence text:ref-name="refFigure9" text:name="Figure" text:formula="ooow:Figure+1" style:num-format="1">10</text:sequence>. Final result</text:p></draw:text-box></draw:frame></text:p>
      <text:h text:style-name="OOoHeading_20_1" text:outline-level="2"><text:soft-page-break/>Customization</text:h>
      <text:h text:style-name="OOoHeading_20_2" text:outline-level="3">Formula Editor as a <text:alphabetical-index-mark text:string-value="See: equation editor" text:key1="formula editor"/><text:alphabetical-index-mark-start text:id="IMark148958540" text:key1="equation editor"/>Floating Window<text:alphabetical-index-mark-end text:id="IMark148958540"/></text:h>
      <text:p text:style-name="OOoTextBody_5f_ListIntro">The formula editor can cover a large part of the Writer window. To turn the formula editor into a floating window, do this:</text:p>
      <text:list xml:id="list35753273" text:continue-list="list6161074077511339941" text:style-name="OOoNum_20_123">
        <text:list-item text:start-value="1">
          <text:p text:style-name="OOoNum_20_123_20_Start">Hover the mouse over the editor frame, as shown in <text:sequence-ref text:reference-format="category-and-value" text:ref-name="refFigure10">Figure 11</text:sequence-ref>.</text:p>
        </text:list-item>
        <text:list-item>
          <text:p text:style-name="OOoNum_20_123_20_End">Hold down the <text:span text:style-name="OOoKeystroke">Ctrl</text:span> key and double-click.</text:p>
        </text:list-item>
      </text:list>
      <text:p text:style-name="P22"><draw:frame draw:style-name="fr5" draw:name="Figure_AOO41GS09_11" text:anchor-type="as-char" svg:width="3.8492in" draw:z-index="62"><draw:text-box fo:min-height="2.3409in"><text:p text:style-name="OOoFigureCaption"><draw:frame draw:style-name="fr7" draw:name="AOO41GS09_011" text:anchor-type="paragraph" svg:width="3.8283in" svg:height="1.7717in" draw:z-index="63"><draw:image xlink:href="Pictures/1000020100000192000000BAB3EC22B9.png" xlink:type="simple" xlink:show="embed" xlink:actuate="onLoad"/></draw:frame>Figure <text:sequence text:ref-name="refFigure10" text:name="Figure" text:formula="ooow:Figure+1" style:num-format="1">11</text:sequence>. Hold down the Ctrl key and double-click on the border of the formula editor to turn it into a floating window.</text:p></draw:text-box></draw:frame></text:p>
      <text:p text:style-name="OOoTextBody"><text:sequence-ref text:reference-format="category-and-value" text:ref-name="refFigure11">Figure 12</text:sequence-ref> shows the result. You can dock the floating window again by using the same steps. Hold down the <text:span text:style-name="OOoKeystroke">Ctrl</text:span> key and double-click the window frame.</text:p>
      <text:p text:style-name="OOoFigure"><draw:frame draw:style-name="fr5" draw:name="Figure_AOO41GS09_12" text:anchor-type="as-char" svg:width="3.4154in" draw:z-index="64"><draw:text-box fo:min-height="1.7862in"><text:p text:style-name="OOoFigureCaption"><draw:frame draw:style-name="fr11" draw:name="AOO41GS09_012" text:anchor-type="as-char" svg:width="3.4154in" svg:height="1.5035in" draw:z-index="67"><draw:image xlink:href="Pictures/100000000000015000000094DEB37928.png" xlink:type="simple" xlink:show="embed" xlink:actuate="onLoad"/></draw:frame></text:p><text:p text:style-name="OOoFigureCaption">Figure <text:sequence text:ref-name="refFigure11" text:name="Figure" text:formula="ooow:Figure+1" style:num-format="1">12</text:sequence>. Formula editor as a floating window</text:p></draw:text-box></draw:frame></text:p>
      <text:h text:style-name="OOoHeading_20_2" text:outline-level="3">How Can I Make a Formula Bigger?</text:h>
      <text:p text:style-name="OOoTextBody_5f_ListIntro">This is one of the most common questions people ask about Math. The answer is simple, but not intuitive:</text:p>
      <text:list xml:id="list35763779" text:continue-list="list35753273" text:style-name="OOoNum_20_123">
        <text:list-item text:start-value="1">
          <text:p text:style-name="OOoNum_20_123_20_Start">Start the formula editor and choose <text:span text:style-name="OOoMenuPath">Format &gt; Font size</text:span>.</text:p>
        </text:list-item>
      </text:list>
      <text:p text:style-name="OOoFigure"><text:soft-page-break/><draw:frame draw:style-name="fr1" draw:name="Figure_AOO41GS09_13" text:anchor-type="as-char" svg:width="3.3673in" draw:z-index="23"><draw:text-box fo:min-height="2.5299in"><text:p text:style-name="P13"><draw:frame draw:style-name="fr13" draw:name="AOO41GS09_013" text:anchor-type="as-char" svg:width="3.3189in" svg:height="2.1339in" draw:z-index="27"><draw:image xlink:href="Pictures/100000000000016200000148BBFE6565.png" xlink:type="simple" xlink:show="embed" xlink:actuate="onLoad"/></draw:frame></text:p><text:p text:style-name="P13">Figure <text:sequence text:ref-name="refFigure12" text:name="Figure" text:formula="ooow:Figure+1" style:num-format="1">13</text:sequence>. Changing the font size for a formula</text:p></draw:text-box></draw:frame></text:p>
      <text:list xml:id="list35764695" text:continue-numbering="true" text:style-name="OOoNum_20_123">
        <text:list-item>
          <text:p text:style-name="OOoNum_20_123_20_End">Select a larger <text:alphabetical-index-mark-start text:id="IMark149835968" text:key1="equation editor"/>font size<text:alphabetical-index-mark-end text:id="IMark149835968"/> under <text:span text:style-name="OOoEmphasis">Base size</text:span> (top-most entry).</text:p>
        </text:list-item>
      </text:list>
      <text:p text:style-name="OOoFigure"><draw:frame draw:style-name="fr4" draw:name="Figure_AOO41GS09_14" text:anchor-type="as-char" svg:width="4.311in" draw:z-index="28"><draw:text-box fo:min-height="2.8937in"><text:p text:style-name="OOoFigureCaption"><draw:frame draw:style-name="fr8" draw:name="AOO41GS09_014" text:anchor-type="as-char" svg:width="4.311in" svg:height="2.5508in" draw:z-index="61"><draw:image xlink:href="Pictures/10000000000001B900000105A9A38109.png" xlink:type="simple" xlink:show="embed" xlink:actuate="onLoad"/></draw:frame></text:p><text:p text:style-name="OOoFigureCaption">Figure <text:sequence text:ref-name="refFigure13" text:name="Figure" text:formula="ooow:Figure+1" style:num-format="1">14</text:sequence>. Edit Base size (top) to make a formula bigger</text:p></draw:text-box></draw:frame></text:p>
      <text:p text:style-name="OOoTextBody">The result of this change is illustrated in <text:sequence-ref text:reference-format="category-and-value" text:ref-name="refFigure14">Figure 15</text:sequence-ref>.</text:p>
      <text:p text:style-name="OOoFigure"><draw:frame draw:style-name="fr4" draw:name="Figure_AOO41GS09_15" text:anchor-type="as-char" svg:width="3.5083in" draw:z-index="65"><draw:text-box fo:min-height="1.2484in"><text:p text:style-name="OOoFigureCaption"><draw:frame draw:style-name="fr14" draw:name="AOO41GS09_015" text:anchor-type="paragraph" svg:x="0in" svg:y="0in" svg:width="3.028in" svg:height="0.902in" draw:z-index="66"><draw:image xlink:href="Pictures/100000000000021B0000018E7B45F339.png" xlink:type="simple" xlink:show="embed" xlink:actuate="onLoad"/></draw:frame>Figure <text:sequence text:ref-name="refFigure14" text:name="Figure" text:formula="ooow:Figure+1" style:num-format="1">15</text:sequence>. Result of changing the base font size</text:p></draw:text-box></draw:frame></text:p>
      <text:h text:style-name="OOoHeading_20_1" text:outline-level="2"><text:alphabetical-index-mark text:string-value="formula layout" text:key1="equation editor"/><text:alphabetical-index-mark text:string-value="formula layout"/>Formula Layout</text:h>
      <text:p text:style-name="P6">The most difficult part of using Math comes when writing complicated formulas. This section provides some advice.</text:p>
      <text:h text:style-name="OOoHeading_20_2" text:outline-level="3">Brackets Are Your Friends</text:h>
      <text:p text:style-name="OOoTextBody">Math knows nothing about order of operation. You must use <text:alphabetical-index-mark text:string-value="brackets (Math)"/><text:alphabetical-index-mark-start text:id="IMark149838272" text:key1="equation editor"/>brackets<text:alphabetical-index-mark-end text:id="IMark149838272"/> to state the order of operations explicitly. Consider the following example.</text:p>
      <table:table table:name="Table187" table:style-name="Table187">
        <table:table-column table:style-name="Table187.A"/>
        <table:table-column table:style-name="Table187.B"/>
        <text:soft-page-break/>
        <table:table-row>
          <table:table-cell table:style-name="Table187.A1" office:value-type="string">
            <text:p text:style-name="P16">Markup</text:p>
          </table:table-cell>
          <table:table-cell table:style-name="Table187.A1" office:value-type="string">
            <text:p text:style-name="P16">Result</text:p>
          </table:table-cell>
        </table:table-row>
        <table:table-row>
          <table:table-cell table:style-name="Table187.A2" office:value-type="string">
            <text:p text:style-name="P14"><text:span text:style-name="OOoComputerCode">2 over <text:s/>x + 1</text:span></text:p>
          </table:table-cell>
          <table:table-cell table:style-name="Table187.B2" office:value-type="string">
            <text:p text:style-name="P14"><draw:frame draw:style-name="fr18" draw:name="Object_AOO41GS09_037" text:anchor-type="as-char" svg:width="0.4898in" svg:height="0.4591in" draw:z-index="69"><draw:object xlink:href="./Object 37" xlink:type="simple" xlink:show="embed" xlink:actuate="onLoad"/><draw:image xlink:href="./ObjectReplacements/Object 37" xlink:type="simple" xlink:show="embed" xlink:actuate="onLoad"/><svg:desc>formula</svg:desc></draw:frame></text:p>
          </table:table-cell>
        </table:table-row>
        <table:table-row>
          <table:table-cell table:style-name="Table187.A3" office:value-type="string">
            <text:p text:style-name="P14"><text:span text:style-name="OOoComputerCode">2 over {x + 1}</text:span></text:p>
          </table:table-cell>
          <table:table-cell table:style-name="Table187.B3" office:value-type="string">
            <text:p text:style-name="P14"><draw:frame draw:style-name="fr18" draw:name="Object_AOO41GS09_038" text:anchor-type="as-char" svg:width="0.4882in" svg:height="0.4575in" draw:z-index="70"><draw:object xlink:href="./Object 38" xlink:type="simple" xlink:show="embed" xlink:actuate="onLoad"/><draw:image xlink:href="./ObjectReplacements/Object 38" xlink:type="simple" xlink:show="embed" xlink:actuate="onLoad"/><svg:desc>formula</svg:desc></draw:frame></text:p>
          </table:table-cell>
        </table:table-row>
      </table:table>
      <text:h text:style-name="P27" text:outline-level="3"><text:alphabetical-index-mark text:string-value="equations over more than one line" text:key1="equation editor"/>Equations Over More Than One Line</text:h>
      <text:p text:style-name="OOoTextBody">Suppose you want to type an equation covering more than one line. For example:<draw:frame draw:style-name="fr18" draw:name="Object_AOO41GS09_039" text:anchor-type="as-char" svg:width="0.4575in" svg:height="0.439in" draw:z-index="71"><draw:object xlink:href="./Object 39" xlink:type="simple" xlink:show="embed" xlink:actuate="onLoad"/><draw:image xlink:href="./ObjectReplacements/Object 39" xlink:type="simple" xlink:show="embed" xlink:actuate="onLoad"/><svg:desc>formula</svg:desc></draw:frame></text:p>
      <text:p text:style-name="OOoTextBody">Your first reaction would be to simply press the <text:span text:style-name="OOoKeystroke">Enter</text:span> key. However, if you press the <text:span text:style-name="OOoKeystroke">Enter</text:span> key, though the markup goes to a new line, the resulting equation does not. You must type the newline command explicitly. This is illustrated in the table below.</text:p>
      <table:table table:name="Table188" table:style-name="Table188">
        <table:table-column table:style-name="Table188.A"/>
        <table:table-column table:style-name="Table188.B"/>
        <table:table-header-rows>
          <table:table-row>
            <table:table-cell table:style-name="Table188.A1" office:value-type="string">
              <text:p text:style-name="P16">Markup</text:p>
            </table:table-cell>
            <table:table-cell table:style-name="Table188.A1" office:value-type="string">
              <text:p text:style-name="P16">Result</text:p>
            </table:table-cell>
          </table:table-row>
        </table:table-header-rows>
        <table:table-row>
          <table:table-cell table:style-name="Table188.A2" office:value-type="string">
            <text:p text:style-name="P14"><text:span text:style-name="OOoComputerCode">x = 3</text:span></text:p>
            <text:p text:style-name="P14"><text:span text:style-name="OOoComputerCode">y = 1</text:span></text:p>
          </table:table-cell>
          <table:table-cell table:style-name="Table188.B2" office:value-type="string">
            <text:p text:style-name="P14"><draw:frame draw:style-name="fr18" draw:name="Object_AOO41GS09_040" text:anchor-type="as-char" svg:width="0.8492in" svg:height="0.2146in" draw:z-index="72"><draw:object xlink:href="./Object 40" xlink:type="simple" xlink:show="embed" xlink:actuate="onLoad"/><draw:image xlink:href="./ObjectReplacements/Object 40" xlink:type="simple" xlink:show="embed" xlink:actuate="onLoad"/><svg:desc>formula</svg:desc></draw:frame></text:p>
          </table:table-cell>
        </table:table-row>
        <table:table-row>
          <table:table-cell table:style-name="Table188.A3" office:value-type="string">
            <text:p text:style-name="P14"><text:span text:style-name="OOoComputerCode">x = 3 newline</text:span></text:p>
            <text:p text:style-name="P14"><text:span text:style-name="OOoComputerCode">y = 1</text:span></text:p>
          </table:table-cell>
          <table:table-cell table:style-name="Table188.A3" office:value-type="string">
            <text:p text:style-name="P14"><draw:frame draw:style-name="fr18" draw:name="Object_AOO41GS09_041" text:anchor-type="as-char" svg:width="0.4575in" svg:height="0.439in" draw:z-index="73"><draw:object xlink:href="./Object 41" xlink:type="simple" xlink:show="embed" xlink:actuate="onLoad"/><draw:image xlink:href="./ObjectReplacements/Object 41" xlink:type="simple" xlink:show="embed" xlink:actuate="onLoad"/><svg:desc>formula</svg:desc></draw:frame></text:p>
          </table:table-cell>
        </table:table-row>
      </table:table>
      <text:h text:style-name="P28" text:outline-level="3">How do I Add <text:alphabetical-index-mark text:string-value="limits to sum/integral"/>Limits to My Sum/Integral?</text:h>
      <text:p text:style-name="P9">The sum and int commands can (optionally) take the parameters <text:span text:style-name="OOoEmphasis">from</text:span> and <text:span text:style-name="OOoEmphasis">to</text:span>. These are used for lower and upper limits respectively. These parameters can be used singly or together. Limits for integrals are usually treated as subscripts and superscripts. Remember that subscripts are indicated with _ and superscripts are indicated with ^.</text:p>
      <table:table table:name="Table189" table:style-name="Table189">
        <table:table-column table:style-name="Table189.A"/>
        <table:table-column table:style-name="Table189.B"/>
        <table:table-header-rows>
          <table:table-row>
            <table:table-cell table:style-name="Table189.A1" office:value-type="string">
              <text:p text:style-name="P16">Markup</text:p>
            </table:table-cell>
            <table:table-cell table:style-name="Table189.A1" office:value-type="string">
              <text:p text:style-name="P16">Result</text:p>
            </table:table-cell>
          </table:table-row>
        </table:table-header-rows>
        <table:table-row>
          <table:table-cell table:style-name="Table189.A2" office:value-type="string">
            <text:p text:style-name="P14"><text:span text:style-name="OOoComputerCode">sum from k = 1 to n a_k</text:span></text:p>
          </table:table-cell>
          <table:table-cell table:style-name="Table189.B2" office:value-type="string">
            <text:p text:style-name="P14"><draw:frame draw:style-name="fr18" draw:name="Object_AOO41GS09_042" text:anchor-type="as-char" svg:width="0.5063in" svg:height="0.5228in" draw:z-index="74"><draw:object xlink:href="./Object 42" xlink:type="simple" xlink:show="embed" xlink:actuate="onLoad"/><draw:image xlink:href="./ObjectReplacements/Object 42" xlink:type="simple" xlink:show="embed" xlink:actuate="onLoad"/><svg:desc>formula</svg:desc></draw:frame></text:p>
          </table:table-cell>
        </table:table-row>
        <table:table-row>
          <table:table-cell table:style-name="Table189.A3" office:value-type="string">
            <text:p text:style-name="P14"><text:span text:style-name="OOoComputerCode">int from 0 to x f(t) dt</text:span></text:p>
            <text:p text:style-name="P14">or </text:p>
            <text:p text:style-name="P14"><text:span text:style-name="OOoComputerCode">int_0^x f(t) dt</text:span></text:p>
          </table:table-cell>
          <table:table-cell table:style-name="Table189.B3" office:value-type="string">
            <text:p text:style-name="P14"><draw:frame draw:style-name="fr18" draw:name="Object_AOO41GS09_043" text:anchor-type="as-char" svg:width="0.8075in" svg:height="0.5516in" draw:z-index="75"><draw:object xlink:href="./Object 43" xlink:type="simple" xlink:show="embed" xlink:actuate="onLoad"/><draw:image xlink:href="./ObjectReplacements/Object 43" xlink:type="simple" xlink:show="embed" xlink:actuate="onLoad"/><svg:desc>formula</svg:desc></draw:frame><text:span text:style-name="T3"> or </text:span><text:s/><draw:frame draw:style-name="fr18" draw:name="Object_AOO41GS09_044" text:anchor-type="as-char" svg:width="0.872in" svg:height="0.3661in" draw:z-index="76"><draw:object xlink:href="./Object 44" xlink:type="simple" xlink:show="embed" xlink:actuate="onLoad"/><draw:image xlink:href="./ObjectReplacements/Object 44" xlink:type="simple" xlink:show="embed" xlink:actuate="onLoad"/><svg:desc>formula</svg:desc></draw:frame></text:p>
          </table:table-cell>
        </table:table-row>
        <table:table-row>
          <table:table-cell table:style-name="Table189.A2" office:value-type="string">
            <text:p text:style-name="P14"><text:span text:style-name="OOoComputerCode">int from Re f</text:span></text:p>
          </table:table-cell>
          <table:table-cell table:style-name="Table189.B2" office:value-type="string">
            <text:p text:style-name="P14"><draw:frame draw:style-name="fr18" draw:name="Object_AOO41GS09_045" text:anchor-type="as-char" svg:width="0.3626in" svg:height="0.4098in" draw:z-index="79"><draw:object xlink:href="./Object 45" xlink:type="simple" xlink:show="embed" xlink:actuate="onLoad"/><draw:image xlink:href="./ObjectReplacements/Object 45" xlink:type="simple" xlink:show="embed" xlink:actuate="onLoad"/><svg:desc>formula</svg:desc></draw:frame></text:p>
          </table:table-cell>
        </table:table-row>
        <table:table-row>
          <table:table-cell table:style-name="Table189.B3" office:value-type="string">
            <text:p text:style-name="P14"><text:span text:style-name="OOoComputerCode">sum to infinity 2^{-n}</text:span></text:p>
          </table:table-cell>
          <table:table-cell table:style-name="Table189.A3" office:value-type="string">
            <text:p text:style-name="P14"><draw:frame draw:style-name="fr18" draw:name="Object_AOO41GS09_046" text:anchor-type="as-char" svg:width="0.5898in" svg:height="0.3264in" draw:z-index="80"><draw:object xlink:href="./Object 46" xlink:type="simple" xlink:show="embed" xlink:actuate="onLoad"/><draw:image xlink:href="./ObjectReplacements/Object 46" xlink:type="simple" xlink:show="embed" xlink:actuate="onLoad"/><svg:desc>formula</svg:desc></draw:frame></text:p>
          </table:table-cell>
        </table:table-row>
      </table:table>
      <table:table table:name="Table190" table:style-name="Table190">
        <table:table-column table:style-name="Table190.A"/>
        <table:table-column table:style-name="Table190.B"/>
        <table:table-row>
          <table:table-cell table:style-name="Table190.A1" office:value-type="string">
            <text:p text:style-name="OOoTip_2f_Note_2f_Caution">Note</text:p>
          </table:table-cell>
          <table:table-cell table:style-name="Table190.A1" office:value-type="string">
            <text:p text:style-name="OOoTableText">For more details on integrals and sums, see the <text:span text:style-name="OOoEmphasis">Math Guide</text:span>.</text:p>
          </table:table-cell>
        </table:table-row>
      </table:table>
      <text:h text:style-name="P26" text:outline-level="3"><text:soft-page-break/>Brackets with Matrices Look Ugly!</text:h>
      <text:p text:style-name="P5">For background, we start with an overview of the <text:alphabetical-index-mark text:string-value="matrix markup (Math)"/><text:alphabetical-index-mark text:string-value="matrix markup" text:key1="equation editor"/>matrix command.</text:p>
      <table:table table:name="Table191" table:style-name="Table191">
        <table:table-column table:style-name="Table191.A"/>
        <table:table-column table:style-name="Table191.B"/>
        <table:table-header-rows>
          <table:table-row>
            <table:table-cell table:style-name="Table191.A1" office:value-type="string">
              <text:p text:style-name="P16">Markup</text:p>
            </table:table-cell>
            <table:table-cell table:style-name="Table191.A1" office:value-type="string">
              <text:p text:style-name="P16">Result</text:p>
            </table:table-cell>
          </table:table-row>
        </table:table-header-rows>
        <table:table-row>
          <table:table-cell table:style-name="Table191.A2" office:value-type="string">
            <text:p text:style-name="P14"><text:span text:style-name="OOoComputerCode">matrix { a # b ## c # d }</text:span></text:p>
          </table:table-cell>
          <table:table-cell table:style-name="Table191.B2" office:value-type="string">
            <text:p text:style-name="P14"><draw:frame draw:style-name="fr18" draw:name="Object_AOO41GS09_047" text:anchor-type="as-char" svg:width="0.4693in" svg:height="0.4638in" draw:z-index="81"><draw:object xlink:href="./Object 47" xlink:type="simple" xlink:show="embed" xlink:actuate="onLoad"/><draw:image xlink:href="./ObjectReplacements/Object 47" xlink:type="simple" xlink:show="embed" xlink:actuate="onLoad"/><svg:desc>formula</svg:desc></draw:frame></text:p>
          </table:table-cell>
        </table:table-row>
      </table:table>
      <table:table table:name="Table192" table:style-name="Table192">
        <table:table-column table:style-name="Table192.A"/>
        <table:table-column table:style-name="Table192.B"/>
        <table:table-row>
          <table:table-cell table:style-name="Table192.A1" office:value-type="string">
            <text:p text:style-name="OOoTip_2f_Note_2f_Caution">Note</text:p>
          </table:table-cell>
          <table:table-cell table:style-name="Table192.A1" office:value-type="string">
            <text:p text:style-name="OOoTableText">Rows are separated by two #’s and entries within each row are separated by one #.</text:p>
          </table:table-cell>
        </table:table-row>
      </table:table>
      <text:p text:style-name="P5">The first problem people have with matrices is that brackets do not scale with the matrix.</text:p>
      <table:table table:name="Table193" table:style-name="Table193">
        <table:table-column table:style-name="Table193.A"/>
        <table:table-column table:style-name="Table193.B"/>
        <table:table-header-rows>
          <table:table-row>
            <table:table-cell table:style-name="Table193.A1" office:value-type="string">
              <text:p text:style-name="P16">Markup</text:p>
            </table:table-cell>
            <table:table-cell table:style-name="Table193.A1" office:value-type="string">
              <text:p text:style-name="P16">Result</text:p>
            </table:table-cell>
          </table:table-row>
        </table:table-header-rows>
        <table:table-row>
          <table:table-cell table:style-name="Table193.A2" office:value-type="string">
            <text:p text:style-name="P14"><text:span text:style-name="OOoComputerCode">( <text:s/>matrix { a # b ## c # d } <text:s/>) </text:span></text:p>
          </table:table-cell>
          <table:table-cell table:style-name="Table193.B2" office:value-type="string">
            <text:p text:style-name="P14"><draw:frame draw:style-name="fr20" draw:name="Object_AOO41GS09_048" text:anchor-type="as-char" svg:y="-0.2898in" svg:width="0.6382in" svg:height="0.4661in" draw:z-index="82"><draw:object xlink:href="./Object 48" xlink:type="simple" xlink:show="embed" xlink:actuate="onLoad"/><draw:image xlink:href="./ObjectReplacements/Object 48" xlink:type="simple" xlink:show="embed" xlink:actuate="onLoad"/><svg:desc>formula</svg:desc></draw:frame></text:p>
          </table:table-cell>
        </table:table-row>
      </table:table>
      <text:p text:style-name="OOoTextBody">Math provides scalable brackets. That is, the brackets grow in size to match the size of their contents. Use the commands <text:span text:style-name="OOoEmphasis">left (</text:span>and <text:span text:style-name="OOoEmphasis">right)</text:span> to make scalable brackets.</text:p>
      <table:table table:name="Table194" table:style-name="Table194">
        <table:table-column table:style-name="Table194.A"/>
        <table:table-column table:style-name="Table194.B"/>
        <table:table-header-rows>
          <table:table-row>
            <table:table-cell table:style-name="Table194.A1" office:value-type="string">
              <text:p text:style-name="P16">Markup</text:p>
            </table:table-cell>
            <table:table-cell table:style-name="Table194.A1" office:value-type="string">
              <text:p text:style-name="P16">Result</text:p>
            </table:table-cell>
          </table:table-row>
        </table:table-header-rows>
        <table:table-row>
          <table:table-cell table:style-name="Table194.A2" office:value-type="string">
            <text:p text:style-name="P14"><text:span text:style-name="OOoComputerCode">left( <text:s/>matrix { a # b ## c # d } <text:s/>right)</text:span></text:p>
          </table:table-cell>
          <table:table-cell table:style-name="Table194.B2" office:value-type="string">
            <text:p text:style-name="P14"><draw:frame draw:style-name="fr18" draw:name="Object_AOO41GS09_049" text:anchor-type="as-char" svg:width="0.622in" svg:height="0.5098in" draw:z-index="83"><draw:object xlink:href="./Object 49" xlink:type="simple" xlink:show="embed" xlink:actuate="onLoad"/><draw:image xlink:href="./ObjectReplacements/Object 49" xlink:type="simple" xlink:show="embed" xlink:actuate="onLoad"/><svg:desc>formula</svg:desc></draw:frame></text:p>
          </table:table-cell>
        </table:table-row>
      </table:table>
      <table:table table:name="Table196" table:style-name="Table196">
        <table:table-column table:style-name="Table196.A"/>
        <table:table-column table:style-name="Table196.B"/>
        <table:table-row>
          <table:table-cell table:style-name="Table196.A1" office:value-type="string">
            <text:p text:style-name="OOoTip_2f_Note_2f_Caution">Tip</text:p>
          </table:table-cell>
          <table:table-cell table:style-name="Table196.B1" office:value-type="string">
            <text:p text:style-name="OOoTableText">Use <text:span text:style-name="OOoEmphasis">left[</text:span>and <text:span text:style-name="OOoEmphasis">right]</text:span> to obtain square brackets.</text:p>
          </table:table-cell>
        </table:table-row>
      </table:table>
      <text:h text:style-name="OOoHeading_20_2" text:outline-level="3">How do I Make a <text:alphabetical-index-mark text:string-value="derivative markup (Math)"/><text:alphabetical-index-mark text:string-value="derivative markup" text:key1="equation editor"/>Derivative?</text:h>
      <text:p text:style-name="OOoTextBody">Making derivatives essentially comes down to one trick: <text:span text:style-name="OOoEmphasis">Tell Math it’s a fraction</text:span>.</text:p>
      <text:p text:style-name="OOoTextBody">In other words, you have to use the <text:span text:style-name="OOoEmphasis">over</text:span> command. Combine this with either the letter <text:span text:style-name="OOoEmphasis">d</text:span> (for a total derivative) or the <text:span text:style-name="OOoEmphasis">partial</text:span> command (for a partial derivative) to achieve the effect of a derivative.</text:p>
      <table:table table:name="Table197" table:style-name="Table197">
        <table:table-column table:style-name="Table197.A"/>
        <table:table-column table:style-name="Table197.B"/>
        <table:table-row>
          <table:table-cell table:style-name="Table197.A1" office:value-type="string">
            <text:p text:style-name="OOoTip_2f_Note_2f_Caution">Note</text:p>
          </table:table-cell>
          <table:table-cell table:style-name="Table197.A1" office:value-type="string">
            <text:p text:style-name="OOoTableText">Notice that we have to use braces (squiggly brackets) to make the derivative.</text:p>
          </table:table-cell>
        </table:table-row>
      </table:table>
      <table:table table:name="Table198" table:style-name="Table198">
        <table:table-column table:style-name="Table198.A"/>
        <table:table-column table:style-name="Table198.B"/>
        <table:table-header-rows>
          <text:soft-page-break/>
          <table:table-row>
            <table:table-cell table:style-name="Table198.A1" office:value-type="string">
              <text:p text:style-name="P16">Markup</text:p>
            </table:table-cell>
            <table:table-cell table:style-name="Table198.A1" office:value-type="string">
              <text:p text:style-name="P16">Result</text:p>
            </table:table-cell>
          </table:table-row>
        </table:table-header-rows>
        <table:table-row>
          <table:table-cell table:style-name="Table198.A2" office:value-type="string">
            <text:p text:style-name="P14"><text:span text:style-name="OOoComputerCode">{df} over {dx}</text:span></text:p>
          </table:table-cell>
          <table:table-cell table:style-name="Table198.B2" office:value-type="string">
            <text:p text:style-name="P14"><draw:frame draw:style-name="fr18" draw:name="Object_AOO41GS09_050" text:anchor-type="as-char" svg:width="0.322in" svg:height="0.4575in" draw:z-index="84"><draw:object xlink:href="./Object 50" xlink:type="simple" xlink:show="embed" xlink:actuate="onLoad"/><draw:image xlink:href="./ObjectReplacements/Object 50" xlink:type="simple" xlink:show="embed" xlink:actuate="onLoad"/><svg:desc>formula</svg:desc></draw:frame></text:p>
          </table:table-cell>
        </table:table-row>
        <table:table-row>
          <table:table-cell table:style-name="Table198.A3" office:value-type="string">
            <text:p text:style-name="P14"><text:span text:style-name="OOoComputerCode">{partial f} over {partial y}</text:span></text:p>
          </table:table-cell>
          <table:table-cell table:style-name="Table198.B3" office:value-type="string">
            <text:p text:style-name="P14"><draw:frame draw:style-name="fr18" draw:name="Object_AOO41GS09_051" text:anchor-type="as-char" svg:width="0.3898in" svg:height="0.4575in" draw:z-index="85"><draw:object xlink:href="./Object 51" xlink:type="simple" xlink:show="embed" xlink:actuate="onLoad"/><draw:image xlink:href="./ObjectReplacements/Object 51" xlink:type="simple" xlink:show="embed" xlink:actuate="onLoad"/><svg:desc>formula</svg:desc></draw:frame></text:p>
          </table:table-cell>
        </table:table-row>
        <table:table-row>
          <table:table-cell table:style-name="Table198.A3" office:value-type="string">
            <text:p text:style-name="P14"><text:span text:style-name="OOoComputerCode">{partial^2 f} over {partial t^2}</text:span></text:p>
          </table:table-cell>
          <table:table-cell table:style-name="Table198.B3" office:value-type="string">
            <text:p text:style-name="P14"><draw:frame draw:style-name="fr18" draw:name="Object_AOO41GS09_052" text:anchor-type="as-char" svg:width="0.4516in" svg:height="0.5126in" draw:z-index="86"><draw:object xlink:href="./Object 52" xlink:type="simple" xlink:show="embed" xlink:actuate="onLoad"/><draw:image xlink:href="./ObjectReplacements/Object 52" xlink:type="simple" xlink:show="embed" xlink:actuate="onLoad"/><svg:desc>formula</svg:desc></draw:frame></text:p>
          </table:table-cell>
        </table:table-row>
      </table:table>
      <text:h text:style-name="OOoHeading_20_2" text:outline-level="3">How do I Align My Equations at the Equals Sign?</text:h>
      <text:p text:style-name="OOoTextBody">Math does not have a command for aligning equations on a particular character, but you can use a matrix to do this, as shown below.</text:p>
      <table:table table:name="Table199" table:style-name="Table199">
        <table:table-column table:style-name="Table199.A"/>
        <table:table-column table:style-name="Table199.B"/>
        <table:table-header-rows>
          <table:table-row>
            <table:table-cell table:style-name="Table199.A1" office:value-type="string">
              <text:p text:style-name="P16">Markup</text:p>
            </table:table-cell>
            <table:table-cell table:style-name="Table199.A1" office:value-type="string">
              <text:p text:style-name="P16">Result</text:p>
            </table:table-cell>
          </table:table-row>
        </table:table-header-rows>
        <table:table-row>
          <table:table-cell table:style-name="Table199.A2" office:value-type="string">
            <text:p text:style-name="P14">matrix{</text:p>
            <text:p text:style-name="P14"><text:s text:c="3"/>alignr x+y # {}={} # alignl 2 ##</text:p>
            <text:p text:style-name="P14"><text:s text:c="3"/>alignr x <text:s text:c="2"/># {}={} # alignl 2-y</text:p>
            <text:p text:style-name="P14">}</text:p>
          </table:table-cell>
          <table:table-cell table:style-name="Table199.A2" office:value-type="string">
            <text:p text:style-name="P14"><draw:frame draw:style-name="fr18" draw:name="Object_AOO41GS09_053" text:anchor-type="as-char" svg:width="1.3626in" svg:height="0.4638in" draw:z-index="16"><draw:object xlink:href="./Object 53" xlink:type="simple" xlink:show="embed" xlink:actuate="onLoad"/><draw:image xlink:href="./ObjectReplacements/Object 53" xlink:type="simple" xlink:show="embed" xlink:actuate="onLoad"/><svg:desc>formula</svg:desc></draw:frame></text:p>
          </table:table-cell>
        </table:table-row>
      </table:table>
      <text:p text:style-name="OOoTextBody">The empty braces around = are necessary because = is a binary operator and thus needs an expression on each side.</text:p>
      <text:p text:style-name="OOoTextBody_5f_ListIntro">You can reduce the spacing around = if you change the inter-column spacing of the matrix:</text:p>
      <text:list xml:id="list35762361" text:continue-list="list35764695" text:style-name="OOoNum_20_123">
        <text:list-item text:start-value="1">
          <text:p text:style-name="OOoNum_20_123_20_Start">With the equation editor open, choose <text:span text:style-name="OOoMenuPath">Format &gt; Spacing</text:span> from the menu bar.</text:p>
        </text:list-item>
        <text:list-item>
          <text:p text:style-name="P23">In the Spacing dialog (<text:sequence-ref text:reference-format="category-and-value" text:ref-name="refFigure15">Figure 16</text:sequence-ref>), click the <text:span text:style-name="OOoMenuPath">Category</text:span> button and select <text:span text:style-name="OOoMenuPath">Matrices</text:span> in the drop-down menu.</text:p>
        </text:list-item>
        <text:list-item>
          <text:p text:style-name="P29">Enter <text:span text:style-name="OOoMenuPath">0%</text:span> for Column spacing and click <text:span text:style-name="OOoMenuPath">OK</text:span>.</text:p>
        </text:list-item>
      </text:list>
      <text:p text:style-name="OOoFigure"><draw:frame draw:style-name="fr6" draw:name="Figure_AOO41GS09_16" text:anchor-type="as-char" svg:width="5.8283in" draw:z-index="41"><draw:text-box fo:min-height="2.1665in"><text:p text:style-name="OOoFigureCaption"><draw:frame draw:style-name="fr15" draw:name="AOO41GS09_016" text:anchor-type="paragraph" svg:x="0.0016in" svg:y="0.0008in" svg:width="7.0874in" style:rel-width="100%" svg:height="2.3626in" style:rel-height="scale" draw:z-index="42"><draw:image xlink:href="Pictures/10000000000002BE000000EA2BF7F6AD.png" xlink:type="simple" xlink:show="embed" xlink:actuate="onLoad"/></draw:frame>Figure <text:sequence text:ref-name="refFigure15" text:name="Figure" text:formula="ooow:Figure+1" style:num-format="1">16</text:sequence>: Changing spacing in a matrix formula</text:p></draw:text-box></draw:frame></text:p>
      <text:h text:style-name="OOoHeading_20_1" text:outline-level="2"><text:alphabetical-index-mark text:string-value="numbering equations"/><text:alphabetical-index-mark text:string-value="numbering" text:key1="equation"/>Numbering Equations</text:h>
      <text:p text:style-name="OOoTextBody_5f_ListIntro">Equation numbering is one of Math’s best hidden features. The steps are simple, but obscure:</text:p>
      <text:list xml:id="list35753796" text:continue-list="list35762361" text:style-name="OOoNum_20_123">
        <text:list-item text:start-value="1">
          <text:p text:style-name="OOoNum_20_123_20_Start">Start a new line in the Writer document.</text:p>
        </text:list-item>
        <text:list-item>
          <text:p text:style-name="OOoNum_20_123_20_End"><text:soft-page-break/>Type <text:span text:style-name="OOoKeyboardInput">fn</text:span> and then press <text:span text:style-name="OOoKeystroke">F3</text:span>.</text:p>
        </text:list-item>
      </text:list>
      <text:p text:style-name="P20">The <text:span text:style-name="OOoEmphasis">fn</text:span> is replaced by a numbered formula:</text:p>
      <table:table table:name="Table200" table:style-name="Table200">
        <table:table-column table:style-name="Table200.A"/>
        <table:table-column table:style-name="Table200.B"/>
        <table:table-header-rows>
          <table:table-row>
            <table:table-cell office:value-type="string">
              <text:p text:style-name="P1"><draw:frame draw:style-name="fr18" draw:name="Object_AOO41GS09_054" text:anchor-type="as-char" svg:width="0.6874in" svg:height="0.2425in" draw:z-index="51"><draw:object xlink:href="./Object 54" xlink:type="simple" xlink:show="embed" xlink:actuate="onLoad"/><draw:image xlink:href="./ObjectReplacements/Object 54" xlink:type="simple" xlink:show="embed" xlink:actuate="onLoad"/><svg:desc>formula</svg:desc></draw:frame></text:p>
            </table:table-cell>
            <table:table-cell table:style-name="Table200.B1" office:value-type="string">
              <text:p text:style-name="P3">(<text:sequence text:ref-name="refText0" text:name="Text" text:formula="ooow:Text+1" style:num-format="1">1</text:sequence>)</text:p>
            </table:table-cell>
          </table:table-row>
        </table:table-header-rows>
      </table:table>
      <text:p text:style-name="P21">Now you can double-click on the formula to edit it. For example, here is the Riemann Zeta function:</text:p>
      <table:table table:name="Table201" table:style-name="Table201">
        <table:table-column table:style-name="Table201.A"/>
        <table:table-column table:style-name="Table201.B"/>
        <table:table-header-rows>
          <table:table-row>
            <table:table-cell office:value-type="string">
              <text:p text:style-name="P1"><draw:frame draw:style-name="fr20" draw:name="Object_AOO41GS09_055" text:anchor-type="as-char" svg:y="-0.2028in" svg:width="1.2209in" svg:height="0.5547in" draw:z-index="68"><draw:object xlink:href="./Object 55" xlink:type="simple" xlink:show="embed" xlink:actuate="onLoad"/><draw:image xlink:href="./ObjectReplacements/Object 55" xlink:type="simple" xlink:show="embed" xlink:actuate="onLoad"/><svg:desc>formula</svg:desc></draw:frame></text:p>
            </table:table-cell>
            <table:table-cell table:style-name="Table201.B1" office:value-type="string">
              <text:p text:style-name="P3">(<text:sequence text:ref-name="refText1" text:name="Text" text:formula="ooow:Text+1" style:num-format="1">2</text:sequence>)</text:p>
            </table:table-cell>
          </table:table-row>
        </table:table-header-rows>
      </table:table>
      <text:p text:style-name="P10">You can reference an equation (“as shown in Equation <text:sequence-ref text:reference-format="text" text:ref-name="refText0">(1)</text:sequence-ref>”) with these steps:</text:p>
      <text:list xml:id="list35754902" text:continue-list="list35753796" text:style-name="OOoNum_20_123">
        <text:list-item text:start-value="1">
          <text:p text:style-name="P24">Choose <text:span text:style-name="OOoMenuPath">Insert &gt; Cross-reference</text:span> from the menu bar.</text:p>
        </text:list-item>
        <text:list-item>
          <text:p text:style-name="OOoNum_20_123_20_Cont.">On the <text:span text:style-name="OOoEmphasis">Cross-references</text:span> tab (<text:sequence-ref text:reference-format="category-and-value" text:ref-name="refFigure16">Figure 17</text:sequence-ref>), under <text:span text:style-name="OOoEmphasis">Type</text:span>, select <text:span text:style-name="OOoEmphasis">Text</text:span>.</text:p>
        </text:list-item>
        <text:list-item>
          <text:p text:style-name="OOoNum_20_123_20_Cont.">Under <text:span text:style-name="OOoEmphasis">Selection</text:span>, select the equation number.</text:p>
        </text:list-item>
        <text:list-item>
          <text:p text:style-name="OOoNum_20_123_20_Cont.">Under <text:span text:style-name="OOoEmphasis">Format</text:span>, select <text:span text:style-name="OOoEmphasis">Reference</text:span>.</text:p>
        </text:list-item>
        <text:list-item>
          <text:p text:style-name="OOoNum_20_123_20_End">Click <text:span text:style-name="OOoMenuPath">Insert</text:span><text:span text:style-name="OOoMenuPath"><text:span text:style-name="T4">.</text:span></text:span></text:p>
        </text:list-item>
      </text:list>
      <text:p text:style-name="OOoTextBody">Done! If you later add more equations to the paper before the referenced equation, all the equations will automatically renumber and the cross-references will update.</text:p>
      <table:table table:name="Table202" table:style-name="Table202">
        <table:table-column table:style-name="Table202.A"/>
        <table:table-column table:style-name="Table202.B"/>
        <table:table-row>
          <table:table-cell table:style-name="Table202.A1" office:value-type="string">
            <text:p text:style-name="OOoTip_2f_Note_2f_Caution">Tip</text:p>
          </table:table-cell>
          <table:table-cell table:style-name="Table202.A1" office:value-type="string">
            <text:p text:style-name="OOoTableText">To insert the equation number without parenthesis around it, choose Numbering instead of Reference under Format.</text:p>
          </table:table-cell>
        </table:table-row>
      </table:table>
      <text:p text:style-name="OOoFigure"><draw:frame draw:style-name="fr1" draw:name="Figure_AOO41GS09_17" text:anchor-type="as-char" svg:width="5.5098in" draw:z-index="77"><draw:text-box fo:min-height="4.4189in"><text:p text:style-name="OOoFigureCaption"><draw:frame draw:style-name="fr8" draw:name="AOO41GS09_017" text:anchor-type="as-char" svg:width="5.5098in" svg:height="4.1346in" draw:z-index="78"><draw:image xlink:href="Pictures/10000000000002110000018D5BBA93D2.png" xlink:type="simple" xlink:show="embed" xlink:actuate="onLoad"/></draw:frame></text:p><text:p text:style-name="OOoFigureCaption">Figure <text:sequence text:ref-name="refFigure16" text:name="Figure" text:formula="ooow:Figure+1" style:num-format="1">17</text:sequence>. Inserting a cross-reference to an equation number </text:p></draw:text-box></draw:fr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8
  Getting Started with Math</text:title><text:tab/><text:chapter text:display="name" text:outline-level="1"/><text:tab/><text:page-number text:select-page="current"/></text:p>
      </style:footer>
    </style:master-page>
    <style:master-page style:name="OOoFrontMatter" style:page-layout-name="Mpm7">
      <style:footer>
        <text:p text:style-name="MP2"><text:title>Chapter 8
  Getting Started with Math</text:title> | <text:page-number text:select-page="current"/></text:p>
      </style:footer>
      <style:footer-left>
        <text:p text:style-name="OOoFooter"><text:page-number text:select-page="current"/> | <text:title>Chapter 8
  Getting Started with Math</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8 Getting Started with Math</text:chapter> | <text:page-number text:select-page="current">13</text:page-number></text:p>
      </style:footer>
      <style:footer-left>
        <text:p text:style-name="OOoFooter"><text:page-number text:select-page="current">12</text:page-number> | <text:chapter text:display="name" text:outline-level="1">Chapter 8 Getting Started with Math</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8
  Getting Started with Math</dc:title>
    <dc:date>2022-08-11T15:51:22.96</dc:date>
    <dc:creator>Keith McKenna</dc:creator>
    <meta:editing-duration>PT5H26M13S</meta:editing-duration>
    <meta:editing-cycles>40</meta:editing-cycles>
    <meta:generator>OpenOffice/4.1.13$Win32 OpenOffice.org_project/4113m1$Build-9810</meta:generator>
    <meta:document-statistic meta:table-count="23" meta:image-count="17" meta:object-count="55" meta:page-count="13" meta:paragraph-count="262" meta:word-count="1982" meta:character-count="10971"/>
    <meta:user-defined meta:name="Info 1"/>
    <meta:user-defined meta:name="Info 2"/>
    <meta:user-defined meta:name="Info 3"/>
    <meta:user-defined meta:name="Info 4"/>
    <meta:template xlink:type="simple" xlink:actuate="onRequest" xlink:title="AOOdoc" xlink:href="../../../../../AppData/Roaming/OpenOffice/4/user/template/AOOdoc.ott" meta:date="2022-08-11T12:20:30.32"/>
  </office:meta>
</office:document-meta>
</file>

<file path=Object 1/content.xml><?xml version="1.0" encoding="utf-8"?>
<math xmlns="http://www.w3.org/1998/Math/MathML">
  <semantics>
    <mrow>
      <mrow>
        <mfrac>
          <mrow>
            <mi mathvariant="italic">df</mi>
            <mrow>
              <mo stretchy="false">(</mo>
              <mrow>
                <mi>x</mi>
              </mrow>
              <mo stretchy="false">)</mo>
            </mrow>
          </mrow>
          <mrow>
            <mi mathvariant="italic">dx</mi>
          </mrow>
        </mfrac>
        <mo stretchy="false">=</mo>
        <mi>ln</mi>
      </mrow>
      <mrow>
        <mrow>
          <mo stretchy="false">(</mo>
          <mrow>
            <mi>x</mi>
          </mrow>
          <mo stretchy="false">)</mo>
        </mrow>
        <mo stretchy="false">+</mo>
        <msup>
          <mi>tan</mi>
          <mrow>
            <mrow>
              <mo stretchy="false">−</mo>
              <mn>1</mn>
            </mrow>
          </mrow>
        </msup>
      </mrow>
      <mrow>
        <mo stretchy="false">(</mo>
        <mrow>
          <msup>
            <mi>x</mi>
            <mn>2</mn>
          </msup>
        </mrow>
        <mo stretchy="false">)</mo>
      </mrow>
    </mrow>
    <annotation encoding="StarMath 5.0">{df(x)} over {dx} = ln(x) + tan^{-1}(x^2)</annotation>
  </semantics>
</math>
</file>

<file path=Object 10/content.xml><?xml version="1.0" encoding="utf-8"?>
<!DOCTYPE math  PUBLIC '-//OpenOffice.org//DTD Modified W3C MathML 1.01//EN'  'math.dtd'>
<math:math xmlns:math="http://www.w3.org/1998/Math/MathML">
  <math:semantics>
    <math:msqrt>
      <math:mi>a</math:mi>
    </math:msqrt>
    <math:annotation math:encoding="StarMath 5.0">sqrt { a }</math:annotation>
  </math:semantics>
</math:math>
</file>

<file path=Object 11/content.xml><?xml version="1.0" encoding="utf-8"?>
<!DOCTYPE math  PUBLIC '-//OpenOffice.org//DTD Modified W3C MathML 1.01//EN'  'math.dtd'>
<math:math xmlns:math="http://www.w3.org/1998/Math/MathML">
  <math:semantics>
    <math:msup>
      <math:mi>a</math:mi>
      <math:mn>2</math:mn>
    </math:msup>
    <math:annotation math:encoding="StarMath 5.0">a^2</math:annotation>
  </math:semantics>
</math:math>
</file>

<file path=Object 12/content.xml><?xml version="1.0" encoding="utf-8"?>
<!DOCTYPE math  PUBLIC '-//OpenOffice.org//DTD Modified W3C MathML 1.01//EN'  'math.dtd'>
<math:math xmlns:math="http://www.w3.org/1998/Math/MathML">
  <math:semantics>
    <math:msub>
      <math:mi>a</math:mi>
      <math:mi>n</math:mi>
    </math:msub>
    <math:annotation math:encoding="StarMath 5.0">a_n</math:annotation>
  </math:semantics>
</math:math>
</file>

<file path=Object 13/content.xml><?xml version="1.0" encoding="utf-8"?>
<!DOCTYPE math  PUBLIC '-//OpenOffice.org//DTD Modified W3C MathML 1.01//EN'  'math.dtd'>
<math:math xmlns:math="http://www.w3.org/1998/Math/MathML">
  <math:semantics>
    <math:mrow>
      <math:mrow>
        <math:mo math:stretchy="false">∫</math:mo>
        <math:mi>f</math:mi>
      </math:mrow>
      <math:mrow>
        <math:mo math:stretchy="false">(</math:mo>
        <math:mi>x</math:mi>
        <math:mo math:stretchy="false">)</math:mo>
      </math:mrow>
      <math:mi math:fontstyle="italic">dx</math:mi>
    </math:mrow>
    <math:annotation math:encoding="StarMath 5.0">int f(x) dx</math:annotation>
  </math:semantics>
</math:math>
</file>

<file path=Object 14/content.xml><?xml version="1.0" encoding="utf-8"?>
<math xmlns="http://www.w3.org/1998/Math/MathML">
  <semantics>
    <mrow>
      <mrow>
        <mo stretchy="false">∑</mo>
        <msub>
          <mi>a</mi>
          <mi>n</mi>
        </msub>
      </mrow>
    </mrow>
    <annotation encoding="StarMath 5.0">sum a_n</annotation>
  </semantics>
</math>
</file>

<file path=Object 15/content.xml><?xml version="1.0" encoding="utf-8"?>
<math xmlns="http://www.w3.org/1998/Math/MathML">
  <semantics>
    <mrow>
      <mrow>
        <mi>a</mi>
        <mo stretchy="false">≤</mo>
        <mi>b</mi>
      </mrow>
    </mrow>
    <annotation encoding="StarMath 5.0">a &lt;= b</annotation>
  </semantics>
</math>
</file>

<file path=Object 16/content.xml><?xml version="1.0" encoding="utf-8"?>
<!DOCTYPE math  PUBLIC '-//OpenOffice.org//DTD Modified W3C MathML 1.01//EN'  'math.dtd'>
<math:math xmlns:math="http://www.w3.org/1998/Math/MathML">
  <math:semantics>
    <math:mo math:stretchy="false">∞</math:mo>
    <math:annotation math:encoding="StarMath 5.0">infinity </math:annotation>
  </math:semantics>
</math:math>
</file>

<file path=Object 1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times b</math:annotation>
  </math:semantics>
</math:math>
</file>

<file path=Object 18/content.xml><?xml version="1.0" encoding="utf-8"?>
<!DOCTYPE math  PUBLIC '-//OpenOffice.org//DTD Modified W3C MathML 1.01//EN'  'math.dtd'>
<math:math xmlns:math="http://www.w3.org/1998/Math/MathML">
  <math:semantics>
    <math:mrow>
      <math:mi>x</math:mi>
      <math:mo math:stretchy="false">⋅</math:mo>
      <math:mi>y</math:mi>
    </math:mrow>
    <math:annotation math:encoding="StarMath 5.0">x cdot y</math:annotation>
  </math:semantics>
</math:math>
</file>

<file path=Object 19/content.xml><?xml version="1.0" encoding="utf-8"?>
<math xmlns="http://www.w3.org/1998/Math/MathML">
  <semantics>
    <mrow>
      <mo stretchy="false">α</mo>
      <mi>,</mi>
      <mo stretchy="false">β</mo>
      <mi>,</mi>
      <mo stretchy="false">γ</mo>
      <mi>,</mi>
      <mo stretchy="false">θ</mo>
    </mrow>
    <annotation encoding="StarMath 5.0">%alpha, %beta, %gamma, %theta</annotation>
  </semantics>
</math>
</file>

<file path=Object 2/content.xml><?xml version="1.0" encoding="utf-8"?>
<!DOCTYPE math  PUBLIC '-//OpenOffice.org//DTD Modified W3C MathML 1.01//EN'  'math.dtd'>
<math:math xmlns:math="http://www.w3.org/1998/Math/MathML">
  <math:semantics>
    <math:mo math:stretchy="false">β</math:mo>
    <math:annotation math:encoding="StarMath 5.0">%beta</math:annotation>
  </math:semantics>
</math:math>
</file>

<file path=Object 20/content.xml><?xml version="1.0" encoding="utf-8"?>
<!DOCTYPE math  PUBLIC '-//OpenOffice.org//DTD Modified W3C MathML 1.01//EN'  'math.dtd'>
<math:math xmlns:math="http://www.w3.org/1998/Math/MathML">
  <math:semantics>
    <math:mrow>
      <math:mo math:stretchy="false">→</math:mo>
      <math:mi/>
      <math:mo math:stretchy="false">α</math:mo>
    </math:mrow>
    <math:annotation math:encoding="StarMath 5.0">rightarrow ~~ %alpha</math:annotation>
  </math:semantics>
</math:math>
</file>

<file path=Object 21/content.xml><?xml version="1.0" encoding="utf-8"?>
<!DOCTYPE math  PUBLIC '-//OpenOffice.org//DTD Modified W3C MathML 1.01//EN'  'math.dtd'>
<math:math xmlns:math="http://www.w3.org/1998/Math/MathML">
  <math:semantics>
    <math:mrow>
      <math:mo math:stretchy="false">→</math:mo>
      <math:mi/>
      <math:mo math:stretchy="false">A</math:mo>
    </math:mrow>
    <math:annotation math:encoding="StarMath 5.0">rightarrow ~~ %ALPHA</math:annotation>
  </math:semantics>
</math:math>
</file>

<file path=Object 22/content.xml><?xml version="1.0" encoding="utf-8"?>
<!DOCTYPE math  PUBLIC '-//OpenOffice.org//DTD Modified W3C MathML 1.01//EN'  'math.dtd'>
<math:math xmlns:math="http://www.w3.org/1998/Math/MathML">
  <math:semantics>
    <math:mrow>
      <math:mo math:stretchy="false">→</math:mo>
      <math:mi/>
      <math:mo math:stretchy="false">β</math:mo>
    </math:mrow>
    <math:annotation math:encoding="StarMath 5.0">rightarrow ~~ %beta</math:annotation>
  </math:semantics>
</math:math>
</file>

<file path=Object 23/content.xml><?xml version="1.0" encoding="utf-8"?>
<!DOCTYPE math  PUBLIC '-//OpenOffice.org//DTD Modified W3C MathML 1.01//EN'  'math.dtd'>
<math:math xmlns:math="http://www.w3.org/1998/Math/MathML">
  <math:semantics>
    <math:mrow>
      <math:mo math:stretchy="false">→</math:mo>
      <math:mi/>
      <math:mo math:stretchy="false">B</math:mo>
    </math:mrow>
    <math:annotation math:encoding="StarMath 5.0">rightarrow ~~ %BETA</math:annotation>
  </math:semantics>
</math:math>
</file>

<file path=Object 24/content.xml><?xml version="1.0" encoding="utf-8"?>
<!DOCTYPE math  PUBLIC '-//OpenOffice.org//DTD Modified W3C MathML 1.01//EN'  'math.dtd'>
<math:math xmlns:math="http://www.w3.org/1998/Math/MathML">
  <math:semantics>
    <math:mrow>
      <math:mo math:stretchy="false">→</math:mo>
      <math:mi/>
      <math:mo math:stretchy="false">γ</math:mo>
    </math:mrow>
    <math:annotation math:encoding="StarMath 5.0">rightarrow ~~ %gamma</math:annotation>
  </math:semantics>
</math:math>
</file>

<file path=Object 25/content.xml><?xml version="1.0" encoding="utf-8"?>
<!DOCTYPE math  PUBLIC '-//OpenOffice.org//DTD Modified W3C MathML 1.01//EN'  'math.dtd'>
<math:math xmlns:math="http://www.w3.org/1998/Math/MathML">
  <math:semantics>
    <math:mrow>
      <math:mo math:stretchy="false">→</math:mo>
      <math:mi/>
      <math:mo math:stretchy="false">Γ</math:mo>
    </math:mrow>
    <math:annotation math:encoding="StarMath 5.0">rightarrow ~~ %GAMMA</math:annotation>
  </math:semantics>
</math:math>
</file>

<file path=Object 26/content.xml><?xml version="1.0" encoding="utf-8"?>
<!DOCTYPE math  PUBLIC '-//OpenOffice.org//DTD Modified W3C MathML 1.01//EN'  'math.dtd'>
<math:math xmlns:math="http://www.w3.org/1998/Math/MathML">
  <math:semantics>
    <math:mrow>
      <math:mo math:stretchy="false">→</math:mo>
      <math:mi/>
      <math:mo math:stretchy="false">ψ</math:mo>
    </math:mrow>
    <math:annotation math:encoding="StarMath 5.0">rightarrow ~~ %psi</math:annotation>
  </math:semantics>
</math:math>
</file>

<file path=Object 27/content.xml><?xml version="1.0" encoding="utf-8"?>
<!DOCTYPE math  PUBLIC '-//OpenOffice.org//DTD Modified W3C MathML 1.01//EN'  'math.dtd'>
<math:math xmlns:math="http://www.w3.org/1998/Math/MathML">
  <math:semantics>
    <math:mrow>
      <math:mo math:stretchy="false">→</math:mo>
      <math:mi/>
      <math:mo math:stretchy="false">Ψ</math:mo>
    </math:mrow>
    <math:annotation math:encoding="StarMath 5.0">rightarrow ~~ %PSI</math:annotation>
  </math:semantics>
</math:math>
</file>

<file path=Object 28/content.xml><?xml version="1.0" encoding="utf-8"?>
<!DOCTYPE math  PUBLIC '-//OpenOffice.org//DTD Modified W3C MathML 1.01//EN'  'math.dtd'>
<math:math xmlns:math="http://www.w3.org/1998/Math/MathML">
  <math:semantics>
    <math:mrow>
      <math:mo math:stretchy="false">→</math:mo>
      <math:mi/>
      <math:mo math:stretchy="false">φ</math:mo>
    </math:mrow>
    <math:annotation math:encoding="StarMath 5.0">rightarrow ~~ %phi</math:annotation>
  </math:semantics>
</math:math>
</file>

<file path=Object 29/content.xml><?xml version="1.0" encoding="utf-8"?>
<!DOCTYPE math  PUBLIC '-//OpenOffice.org//DTD Modified W3C MathML 1.01//EN'  'math.dtd'>
<math:math xmlns:math="http://www.w3.org/1998/Math/MathML">
  <math:semantics>
    <math:mrow>
      <math:mo math:stretchy="false">→</math:mo>
      <math:mi/>
      <math:mo math:stretchy="false">Φ</math:mo>
    </math:mrow>
    <math:annotation math:encoding="StarMath 5.0">rightarrow ~~ %PHI</math:annotation>
  </math:semantics>
</math:math>
</file>

<file path=Object 3/content.xml><?xml version="1.0" encoding="utf-8"?>
<!DOCTYPE math  PUBLIC '-//OpenOffice.org//DTD Modified W3C MathML 1.01//EN'  'math.dtd'>
<math:math xmlns:math="http://www.w3.org/1998/Math/MathML">
  <math:semantics>
    <math:mfrac>
      <math:mi>a</math:mi>
      <math:mi>b</math:mi>
    </math:mfrac>
    <math:annotation math:encoding="StarMath 5.0">a over b</math:annotation>
  </math:semantics>
</math:math>
</file>

<file path=Object 30/content.xml><?xml version="1.0" encoding="utf-8"?>
<!DOCTYPE math  PUBLIC '-//OpenOffice.org//DTD Modified W3C MathML 1.01//EN'  'math.dtd'>
<math:math xmlns:math="http://www.w3.org/1998/Math/MathML">
  <math:semantics>
    <math:mrow>
      <math:mo math:stretchy="false">→</math:mo>
      <math:mi/>
      <math:mo math:stretchy="false">θ</math:mo>
    </math:mrow>
    <math:annotation math:encoding="StarMath 5.0">rightarrow ~~ %theta</math:annotation>
  </math:semantics>
</math:math>
</file>

<file path=Object 31/content.xml><?xml version="1.0" encoding="utf-8"?>
<!DOCTYPE math  PUBLIC '-//OpenOffice.org//DTD Modified W3C MathML 1.01//EN'  'math.dtd'>
<math:math xmlns:math="http://www.w3.org/1998/Math/MathML">
  <math:semantics>
    <math:mrow>
      <math:mo math:stretchy="false">→</math:mo>
      <math:mi/>
      <math:mo math:stretchy="false">Θ</math:mo>
    </math:mrow>
    <math:annotation math:encoding="StarMath 5.0">rightarrow ~~ %THETA</math:annotation>
  </math:semantics>
</math:math>
</file>

<file path=Object 32/content.xml><?xml version="1.0" encoding="utf-8"?>
<math xmlns="http://www.w3.org/1998/Math/MathML">
  <semantics>
    <mrow>
      <mo stretchy="false">π</mo>
      <mrow>
        <mi/>
        <mo stretchy="false">≃</mo>
        <mi/>
      </mrow>
      <mn>3.14159</mn>
    </mrow>
    <annotation encoding="StarMath 5.0">%pi ~  simeq ~ 3.14159</annotation>
  </semantics>
</math>
</file>

<file path=Object 33/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4/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35/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6/content.xml><?xml version="1.0" encoding="utf-8"?>
<math xmlns="http://www.w3.org/1998/Math/MathML">
  <semantics>
    <mrow>
      <mrow>
        <mrow/>
        <mo stretchy="false">≃</mo>
        <mrow/>
      </mrow>
    </mrow>
    <annotation encoding="StarMath 5.0">{} simeq {}</annotation>
  </semantics>
</math>
</file>

<file path=Object 37/content.xml><?xml version="1.0" encoding="utf-8"?>
<math xmlns="http://www.w3.org/1998/Math/MathML">
  <semantics>
    <mrow>
      <mfrac>
        <mn>2</mn>
        <mi>x</mi>
      </mfrac>
      <mo stretchy="false">+</mo>
      <mn>1</mn>
    </mrow>
    <annotation encoding="StarMath 5.0">2 over x + 1</annotation>
  </semantics>
</math>
</file>

<file path=Object 38/content.xml><?xml version="1.0" encoding="utf-8"?>
<!DOCTYPE math  PUBLIC '-//OpenOffice.org//DTD Modified W3C MathML 1.01//EN'  'math.dtd'>
<math:math xmlns:math="http://www.w3.org/1998/Math/MathML">
  <math:semantics>
    <math:mfrac>
      <math:mn>2</math:mn>
      <math:mrow>
        <math:mi>x</math:mi>
        <math:mo math:stretchy="false">+</math:mo>
        <math:mn>1</math:mn>
      </math:mrow>
    </math:mfrac>
    <math:annotation math:encoding="StarMath 5.0">2 over { x + 1 }</math:annotation>
  </math:semantics>
</math:math>
</file>

<file path=Object 39/content.xml><?xml version="1.0" encoding="utf-8"?>
<!DOCTYPE math  PUBLIC '-//OpenOffice.org//DTD Modified W3C MathML 1.01//EN'  'math.dtd'>
<math:math xmlns:math="http://www.w3.org/1998/Math/MathML">
  <math:semantics>
    <math:mtable>
      <math:mtr>
        <math:mrow>
          <math:mi>x</math:mi>
          <math:mo math:stretchy="false">=</math:mo>
          <math:mn>3</math:mn>
        </math:mrow>
      </math:mtr>
      <math:mtr>
        <math:mrow>
          <math:mi>y</math:mi>
          <math:mo math:stretchy="false">=</math:mo>
          <math:mn>1</math:mn>
        </math:mrow>
      </math:mtr>
    </math:mtable>
    <math:annotation math:encoding="StarMath 5.0">x = 3 newline
y = 1</math:annotation>
  </math:semantics>
</math:math>
</file>

<file path=Object 4/content.xml><?xml version="1.0" encoding="utf-8"?>
<math xmlns="http://www.w3.org/1998/Math/MathML">
  <semantics>
    <mrow>
      <mn>5</mn>
      <mo stretchy="false">×</mo>
      <mn>4</mn>
    </mrow>
    <annotation encoding="StarMath 5.0">5 times 4</annotation>
  </semantics>
</math>
</file>

<file path=Object 40/content.xml><?xml version="1.0" encoding="utf-8"?>
<math xmlns="http://www.w3.org/1998/Math/MathML">
  <semantics>
    <mrow>
      <mrow>
        <mi>x</mi>
        <mi mathvariant="normal">=</mi>
        <mn>3</mn>
      </mrow>
      <mrow>
        <mi>y</mi>
        <mi mathvariant="normal">=</mi>
        <mn>1</mn>
      </mrow>
    </mrow>
    <annotation encoding="StarMath 5.0">x = 3
y = 1</annotation>
  </semantics>
</math>
</file>

<file path=Object 41/content.xml><?xml version="1.0" encoding="utf-8"?>
<!DOCTYPE math  PUBLIC '-//OpenOffice.org//DTD Modified W3C MathML 1.01//EN'  'math.dtd'>
<math:math xmlns:math="http://www.w3.org/1998/Math/MathML">
  <math:semantics>
    <math:mtable>
      <math:mtr>
        <math:mrow>
          <math:mi>x</math:mi>
          <math:mo math:stretchy="false">=</math:mo>
          <math:mn>3</math:mn>
        </math:mrow>
      </math:mtr>
      <math:mtr>
        <math:mrow>
          <math:mi>y</math:mi>
          <math:mo math:stretchy="false">=</math:mo>
          <math:mn>1</math:mn>
        </math:mrow>
      </math:mtr>
    </math:mtable>
    <math:annotation math:encoding="StarMath 5.0">x = 3 newline
y = 1</math:annotation>
  </math:semantics>
</math:math>
</file>

<file path=Object 42/content.xml><?xml version="1.0" encoding="utf-8"?>
<!DOCTYPE math  PUBLIC '-//OpenOffice.org//DTD Modified W3C MathML 1.01//EN'  'math.dtd'>
<math:math xmlns:math="http://www.w3.org/1998/Math/MathML">
  <math:semantics>
    <math:mrow>
      <math:munderover>
        <math:mo math:stretchy="false">∑</math:mo>
        <math:mrow>
          <math:mi>k</math:mi>
          <math:mo math:stretchy="false">=</math:mo>
          <math:mn>1</math:mn>
        </math:mrow>
        <math:mi>n</math:mi>
      </math:munderover>
      <math:msub>
        <math:mi>a</math:mi>
        <math:mi>k</math:mi>
      </math:msub>
    </math:mrow>
    <math:annotation math:encoding="StarMath 5.0">sum from k = 1 to n a_k</math:annotation>
  </math:semantics>
</math:math>
</file>

<file path=Object 43/content.xml><?xml version="1.0" encoding="utf-8"?>
<math xmlns="http://www.w3.org/1998/Math/MathML">
  <semantics>
    <mrow>
      <mrow>
        <munderover>
          <mi mathvariant="normal">∫</mi>
          <mn>0</mn>
          <mi>x</mi>
        </munderover>
        <mi>f</mi>
      </mrow>
      <mrow>
        <mo stretchy="false">(</mo>
        <mi>t</mi>
        <mo stretchy="false">)</mo>
      </mrow>
      <mi mathvariant="italic">dt</mi>
    </mrow>
    <annotation encoding="StarMath 5.0">int from 0 to x f(t) dt</annotation>
  </semantics>
</math>
</file>

<file path=Object 44/content.xml><?xml version="1.0" encoding="utf-8"?>
<math xmlns="http://www.w3.org/1998/Math/MathML">
  <semantics>
    <mrow>
      <mrow>
        <msubsup>
          <mi mathvariant="normal">∫</mi>
          <mn>0</mn>
          <mi>x</mi>
        </msubsup>
        <mi>f</mi>
      </mrow>
      <mrow>
        <mo stretchy="false">(</mo>
        <mi>t</mi>
        <mo stretchy="false">)</mo>
      </mrow>
      <mi mathvariant="italic">dt</mi>
    </mrow>
    <annotation encoding="StarMath 5.0">int_0^x f(t) dt</annotation>
  </semantics>
</math>
</file>

<file path=Object 45/content.xml><?xml version="1.0" encoding="utf-8"?>
<math xmlns="http://www.w3.org/1998/Math/MathML">
  <semantics>
    <mrow>
      <munder>
        <mi mathvariant="normal">∫</mi>
        <mi mathvariant="normal">ℜ</mi>
      </munder>
      <mi>f</mi>
    </mrow>
    <annotation encoding="StarMath 5.0">int from Re f</annotation>
  </semantics>
</math>
</file>

<file path=Object 46/content.xml><?xml version="1.0" encoding="utf-8"?>
<math xmlns="http://www.w3.org/1998/Math/MathML">
  <semantics>
    <mrow>
      <mover>
        <mi mathvariant="normal">∑</mi>
        <mi mathvariant="normal">∞</mi>
      </mover>
      <msup>
        <mn>2</mn>
        <mrow>
          <mi mathvariant="normal">−</mi>
          <mi>n</mi>
        </mrow>
      </msup>
    </mrow>
    <annotation encoding="StarMath 5.0">sum to infinity 2^{-n}</annotation>
  </semantics>
</math>
</file>

<file path=Object 47/content.xml><?xml version="1.0" encoding="utf-8"?>
<math xmlns="http://www.w3.org/1998/Math/MathML">
  <semantics>
    <mtable>
      <mtr>
        <mtd>
          <mi>a</mi>
        </mtd>
        <mtd>
          <mi>b</mi>
        </mtd>
      </mtr>
      <mtr>
        <mtd>
          <mi>c</mi>
        </mtd>
        <mtd>
          <mi>d</mi>
        </mtd>
      </mtr>
    </mtable>
    <annotation encoding="StarMath 5.0">matrix { a # b ## c # d }</annotation>
  </semantics>
</math>
</file>

<file path=Object 48/content.xml><?xml version="1.0" encoding="utf-8"?>
<math xmlns="http://www.w3.org/1998/Math/MathML">
  <semantics>
    <mrow>
      <mrow>
        <mo stretchy="false">(</mo>
        <mrow>
          <mtable>
            <mtr>
              <mtd>
                <mrow>
                  <mi>a</mi>
                </mrow>
              </mtd>
              <mtd>
                <mrow>
                  <mi>b</mi>
                </mrow>
              </mtd>
            </mtr>
            <mtr>
              <mtd>
                <mrow>
                  <mi>c</mi>
                </mrow>
              </mtd>
              <mtd>
                <mrow>
                  <mi>d</mi>
                </mrow>
              </mtd>
            </mtr>
          </mtable>
        </mrow>
        <mo stretchy="false">)</mo>
      </mrow>
    </mrow>
    <annotation encoding="StarMath 5.0">(  matrix { a # b ## c # d }  )</annotation>
  </semantics>
</math>
</file>

<file path=Object 49/content.xml><?xml version="1.0" encoding="utf-8"?>
<math xmlns="http://www.w3.org/1998/Math/MathML">
  <semantics>
    <mfenced open="" close="">
      <mtable>
        <mtr>
          <mtd>
            <mi>a</mi>
          </mtd>
          <mtd>
            <mi>b</mi>
          </mtd>
        </mtr>
        <mtr>
          <mtd>
            <mi>c</mi>
          </mtd>
          <mtd>
            <mi>d</mi>
          </mtd>
        </mtr>
      </mtable>
    </mfenced>
    <annotation encoding="StarMath 5.0">left(   matrix { a # b ## c # d }   right)</annotation>
  </semantics>
</math>
</file>

<file path=Object 5/content.xml><?xml version="1.0" encoding="utf-8"?>
<!DOCTYPE math  PUBLIC '-//OpenOffice.org//DTD Modified W3C MathML 1.01//EN'  'math.dtd'>
<math:math xmlns:math="http://www.w3.org/1998/Math/MathML">
  <math:semantics>
    <math:mrow>
      <math:mn>5</math:mn>
      <math:mo math:stretchy="false">×</math:mo>
      <math:mn>4</math:mn>
    </math:mrow>
    <math:annotation math:encoding="StarMath 5.0">5 times 4</math:annotation>
  </math:semantics>
</math:math>
</file>

<file path=Object 50/content.xml><?xml version="1.0" encoding="utf-8"?>
<math xmlns="http://www.w3.org/1998/Math/MathML">
  <semantics>
    <mfrac>
      <mi mathvariant="italic">df</mi>
      <mi mathvariant="italic">dx</mi>
    </mfrac>
    <annotation encoding="StarMath 5.0">{df} over {dx}</annotation>
  </semantics>
</math>
</file>

<file path=Object 51/content.xml><?xml version="1.0" encoding="utf-8"?>
<math xmlns="http://www.w3.org/1998/Math/MathML">
  <semantics>
    <mfrac>
      <mrow>
        <mi mathvariant="normal">∂</mi>
        <mi>f</mi>
      </mrow>
      <mrow>
        <mi mathvariant="normal">∂</mi>
        <mi>y</mi>
      </mrow>
    </mfrac>
    <annotation encoding="StarMath 5.0">{partial f} over {partial y}</annotation>
  </semantics>
</math>
</file>

<file path=Object 52/content.xml><?xml version="1.0" encoding="utf-8"?>
<math xmlns="http://www.w3.org/1998/Math/MathML">
  <semantics>
    <mfrac>
      <mrow>
        <msup>
          <mi mathvariant="normal">∂</mi>
          <mn>2</mn>
        </msup>
        <mi>f</mi>
      </mrow>
      <mrow>
        <mi mathvariant="normal">∂</mi>
        <msup>
          <mi>t</mi>
          <mn>2</mn>
        </msup>
      </mrow>
    </mfrac>
    <annotation encoding="StarMath 5.0">{partial^2 f} over {partial t^2}</annotation>
  </semantics>
</math>
</file>

<file path=Object 53/content.xml><?xml version="1.0" encoding="utf-8"?>
<math xmlns="http://www.w3.org/1998/Math/MathML">
  <semantics>
    <mtable>
      <mtr>
        <mtd>
          <mrow>
            <mi>x</mi>
            <mo stretchy="false">+</mo>
            <mi>y</mi>
          </mrow>
        </mtd>
        <mtd>
          <mrow>
            <mi mathvariant="normal">=</mi>
          </mrow>
        </mtd>
        <mtd>
          <mn>2</mn>
        </mtd>
      </mtr>
      <mtr>
        <mtd>
          <mi>x</mi>
        </mtd>
        <mtd>
          <mrow>
            <mi mathvariant="normal">=</mi>
          </mrow>
        </mtd>
        <mtd>
          <mrow>
            <mn>2</mn>
            <mi mathvariant="normal">−</mi>
            <mi>y</mi>
          </mrow>
        </mtd>
      </mtr>
    </mtable>
    <annotation encoding="StarMath 5.0">matrix{
   alignr x+y # {}={} # alignl 2 ##
   alignr x   # {}={} # alignl 2-y
}
</annotation>
  </semantics>
</math>
</file>

<file path=Object 54/content.xml><?xml version="1.0" encoding="utf-8"?>
<math xmlns="http://www.w3.org/1998/Math/MathML">
  <semantics>
    <mrow>
      <mi>E</mi>
      <mo stretchy="false">=</mo>
      <msup>
        <mi mathvariant="italic">mc</mi>
        <mn>2</mn>
      </msup>
    </mrow>
    <annotation encoding="StarMath 5.0">E=mc^2</annotation>
  </semantics>
</math>
</file>

<file path=Object 55/content.xml><?xml version="1.0" encoding="utf-8"?>
<!DOCTYPE math  PUBLIC '-//OpenOffice.org//DTD Modified W3C MathML 1.01//EN'  'math.dtd'>
<math:math xmlns:math="http://www.w3.org/1998/Math/MathML">
  <math:semantics>
    <math:mrow>
      <math:mo math:stretchy="false">ζ</math:mo>
      <math:mrow>
        <math:mrow>
          <math:mo math:stretchy="false">(</math:mo>
          <math:mi>z</math:mi>
          <math:mo math:stretchy="false">)</math:mo>
        </math:mrow>
        <math:mo math:stretchy="false">=</math:mo>
        <math:mrow>
          <math:munderover>
            <math:mo math:stretchy="false">∑</math:mo>
            <math:mrow>
              <math:mi>n</math:mi>
              <math:mo math:stretchy="false">=</math:mo>
              <math:mn>1</math:mn>
            </math:mrow>
            <math:mo math:stretchy="false">∞</math:mo>
          </math:munderover>
          <math:mfrac>
            <math:mn>1</math:mn>
            <math:msup>
              <math:mi>n</math:mi>
              <math:mi>z</math:mi>
            </math:msup>
          </math:mfrac>
        </math:mrow>
      </math:mrow>
    </math:mrow>
    <math:annotation math:encoding="StarMath 5.0">%zeta (z) = Sum from {n = 1} to infinity {1 over {n ^ z} }
</math:annotation>
  </math:semantics>
</math:math>
</file>

<file path=Object 6/content.xml><?xml version="1.0" encoding="utf-8"?>
<!DOCTYPE math  PUBLIC '-//OpenOffice.org//DTD Modified W3C MathML 1.01//EN'  'math.dtd'>
<math:math xmlns:math="http://www.w3.org/1998/Math/MathML">
  <math:semantics>
    <math:mtext>&lt;?&gt; times &lt;?&gt;</math:mtext>
    <math:annotation math:encoding="StarMath 5.0">"&lt;?&gt; times &lt;?&gt;"</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annotation math:encoding="StarMath 5.0">&lt;?&gt; times &lt;?&gt;</math:annotation>
  </math:semantics>
</math:math>
</file>

<file path=Object 8/content.xml><?xml version="1.0" encoding="utf-8"?>
<!DOCTYPE math  PUBLIC '-//OpenOffice.org//DTD Modified W3C MathML 1.01//EN'  'math.dtd'>
<math:math xmlns:math="http://www.w3.org/1998/Math/MathML">
  <math:semantics>
    <math:mrow>
      <math:mn>5</math:mn>
      <math:mo math:stretchy="false">×</math:mo>
      <math:mn>4</math:mn>
    </math:mrow>
    <math:annotation math:encoding="StarMath 5.0">5 times 4</math:annotation>
  </math:semantics>
</math:math>
</file>

<file path=Object 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